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1800000021B09045C68E057466.png" manifest:media-type="image/png"/>
  <manifest:file-entry manifest:full-path="Pictures/1000000000000022000000224DB2F88B8E2C7E25.png" manifest:media-type="image/png"/>
  <manifest:file-entry manifest:full-path="Pictures/10000000000000B9000000C62E558743265D8633.png" manifest:media-type="image/png"/>
  <manifest:file-entry manifest:full-path="Pictures/100000000000002D00000020C97D3117E6AD0A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, serif, EmojiFont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cm"/>
    </style:style>
    <style:style style:name="P2" style:family="paragraph" style:parent-style-name="Standard">
      <style:paragraph-properties style:line-height-at-least="0cm"/>
      <style:text-properties officeooo:paragraph-rsid="009a4cc0"/>
    </style:style>
    <style:style style:name="P3" style:family="paragraph" style:parent-style-name="Standard">
      <style:paragraph-properties style:line-height-at-least="0cm"/>
      <style:text-properties fo:color="#00000a" style:font-name="Arial" style:font-name-asian="Arial" style:font-name-complex="Arial"/>
    </style:style>
    <style:style style:name="P4" style:family="paragraph" style:parent-style-name="Standard">
      <style:paragraph-properties fo:line-height="0.065cm"/>
      <style:text-properties fo:color="#00000a" style:font-name="Arial" style:font-name-asian="Arial" style:font-name-complex="Arial"/>
    </style:style>
    <style:style style:name="P5" style:family="paragraph" style:parent-style-name="Standard">
      <style:paragraph-properties style:line-height-at-least="0cm"/>
      <style:text-properties fo:color="#00000a" style:font-name="Arial" fo:font-weight="bold" style:font-name-asian="Arial" style:font-weight-asian="bold" style:font-name-complex="Arial"/>
    </style:style>
    <style:style style:name="P6" style:family="paragraph" style:parent-style-name="Standard">
      <style:paragraph-properties style:line-height-at-least="0cm"/>
      <style:text-properties fo:color="#00000a" style:font-name="Arial" fo:font-weight="bold" officeooo:paragraph-rsid="009a4cc0" style:font-name-asian="Arial" style:font-weight-asian="bold" style:font-name-complex="Arial"/>
    </style:style>
    <style:style style:name="P7" style:family="paragraph" style:parent-style-name="Standard">
      <style:paragraph-properties style:line-height-at-least="0cm"/>
      <style:text-properties fo:color="#00000a" style:font-name="Arial" fo:font-weight="normal" officeooo:paragraph-rsid="009a4cc0" style:font-name-asian="Arial" style:font-weight-asian="normal" style:font-name-complex="Arial" style:font-weight-complex="normal"/>
    </style:style>
    <style:style style:name="P8" style:family="paragraph" style:parent-style-name="Standard">
      <style:paragraph-properties fo:line-height="100%" fo:text-align="justify" style:justify-single-word="false">
        <style:tab-stops>
          <style:tab-stop style:position="6.279cm"/>
        </style:tab-stops>
      </style:paragraph-properties>
      <style:text-properties fo:color="#00000a" style:font-name="Arial" fo:font-size="9.5pt" officeooo:rsid="00013952" officeooo:paragraph-rsid="01049bee" style:font-name-asian="Arial" style:font-size-asian="9.5pt" style:font-name-complex="Arial" style:font-size-complex="9.5pt"/>
    </style:style>
    <style:style style:name="P9" style:family="paragraph" style:parent-style-name="Standard">
      <style:paragraph-properties style:line-height-at-least="0cm"/>
      <style:text-properties fo:color="#00000a" style:font-name="Arial" fo:font-size="11.5pt" fo:font-weight="bold" officeooo:rsid="00dec354" fo:background-color="#c0c0c0" style:font-name-asian="Arial" style:font-size-asian="11.5pt" style:font-weight-asian="bold" style:font-name-complex="Arial"/>
    </style:style>
    <style:style style:name="P10" style:family="paragraph" style:parent-style-name="Standard">
      <style:paragraph-properties fo:line-height="0.025cm"/>
      <style:text-properties fo:color="#00000a" style:font-name="Arial" fo:font-size="10.5pt" fo:font-weight="bold" officeooo:paragraph-rsid="00013952" style:font-name-asian="Arial" style:font-size-asian="10.5pt" style:font-weight-asian="bold" style:font-name-complex="Arial"/>
    </style:style>
    <style:style style:name="P11" style:family="paragraph" style:parent-style-name="Standard">
      <style:paragraph-properties fo:line-height="100%">
        <style:tab-stops>
          <style:tab-stop style:position="6.279cm"/>
        </style:tab-stops>
      </style:paragraph-properties>
      <style:text-properties fo:color="#00000a" style:font-name="Arial" fo:font-size="5.5pt" fo:font-weight="bold" officeooo:rsid="008e7444" officeooo:paragraph-rsid="009be3ab" style:font-name-asian="Arial" style:font-size-asian="9.5pt" style:font-weight-asian="bold" style:font-name-complex="Arial" style:font-size-complex="9.5pt"/>
    </style:style>
    <style:style style:name="P12" style:family="paragraph" style:parent-style-name="Standard">
      <style:paragraph-properties style:line-height-at-least="0cm"/>
      <style:text-properties fo:color="#00000a" style:font-name="Times New Roman" fo:font-size="12pt" style:font-name-asian="Times New Roman" style:font-size-asian="12pt" style:font-name-complex="Times New Roman"/>
    </style:style>
    <style:style style:name="P13" style:family="paragraph" style:parent-style-name="Standard">
      <style:paragraph-properties fo:line-height="0.321cm"/>
      <style:text-properties fo:color="#00000a" style:font-name="Times New Roman" style:font-name-asian="Times New Roman" style:font-name-complex="Times New Roman"/>
    </style:style>
    <style:style style:name="P14" style:family="paragraph" style:parent-style-name="Standard">
      <style:paragraph-properties fo:line-height="0.044cm"/>
      <style:text-properties fo:color="#00000a" style:font-name="Times New Roman" style:font-name-asian="Times New Roman" style:font-name-complex="Times New Roman"/>
    </style:style>
    <style:style style:name="P15" style:family="paragraph" style:parent-style-name="Standard">
      <style:paragraph-properties fo:line-height="0.044cm"/>
      <style:text-properties fo:color="#00000a" style:font-name="Times New Roman" officeooo:paragraph-rsid="009a4cc0" style:font-name-asian="Times New Roman" style:font-name-complex="Times New Roman"/>
    </style:style>
    <style:style style:name="P16" style:family="paragraph" style:parent-style-name="Standard">
      <style:paragraph-properties fo:line-height="0.362cm"/>
      <style:text-properties fo:color="#00000a" style:font-name="Times New Roman" style:font-name-asian="Times New Roman" style:font-name-complex="Times New Roman"/>
    </style:style>
    <style:style style:name="P17" style:family="paragraph" style:parent-style-name="Standard">
      <style:paragraph-properties fo:line-height="0.002cm"/>
      <style:text-properties fo:color="#00000a" style:font-name="Times New Roman" fo:font-size="9.5pt" style:font-name-asian="Times New Roman" style:font-size-asian="9.5pt" style:font-name-complex="Times New Roman"/>
    </style:style>
    <style:style style:name="P18" style:family="paragraph" style:parent-style-name="Standard">
      <style:paragraph-properties fo:line-height="0.044cm"/>
      <style:text-properties fo:color="#00000a" style:font-name="Times New Roman" fo:font-weight="bold" style:font-name-asian="Times New Roman" style:font-weight-asian="bold" style:font-name-complex="Times New Roman"/>
    </style:style>
    <style:style style:name="P19" style:family="paragraph" style:parent-style-name="Standard">
      <style:paragraph-properties fo:line-height="100%">
        <style:tab-stops>
          <style:tab-stop style:position="6.279cm"/>
        </style:tab-stops>
      </style:paragraph-properties>
      <style:text-properties fo:color="#00000a" style:font-name="Times New Roman" fo:font-size="2pt" fo:font-weight="bold" officeooo:rsid="005998d2" officeooo:paragraph-rsid="00903f2d" style:font-name-asian="Times New Roman" style:font-size-asian="12pt" style:font-weight-asian="bold" style:font-name-complex="Times New Roman" style:font-size-complex="10pt"/>
    </style:style>
    <style:style style:name="P20" style:family="paragraph" style:parent-style-name="Standard">
      <style:paragraph-properties fo:line-height="100%">
        <style:tab-stops>
          <style:tab-stop style:position="6.279cm"/>
        </style:tab-stops>
      </style:paragraph-properties>
      <style:text-properties fo:color="#00000a" style:font-name="Times New Roman" fo:font-size="2pt" fo:font-weight="bold" officeooo:rsid="005998d2" officeooo:paragraph-rsid="009be3ab" style:font-name-asian="Times New Roman" style:font-size-asian="12pt" style:font-weight-asian="bold" style:font-name-complex="Times New Roman" style:font-size-complex="10pt"/>
    </style:style>
    <style:style style:name="P21" style:family="paragraph" style:parent-style-name="Standard">
      <style:paragraph-properties fo:line-height="100%">
        <style:tab-stops>
          <style:tab-stop style:position="6.279cm"/>
        </style:tab-stops>
      </style:paragraph-properties>
      <style:text-properties fo:color="#00000a" style:font-name="Times New Roman" fo:font-size="2pt" fo:font-weight="bold" officeooo:rsid="005998d2" officeooo:paragraph-rsid="0139930d" style:font-name-asian="Times New Roman" style:font-size-asian="12pt" style:font-weight-asian="bold" style:font-name-complex="Times New Roman" style:font-size-complex="10pt"/>
    </style:style>
    <style:style style:name="P22" style:family="paragraph" style:parent-style-name="Standard">
      <style:paragraph-properties style:line-height-at-least="0cm">
        <style:tab-stops>
          <style:tab-stop style:position="9.843cm"/>
        </style:tab-stops>
      </style:paragraph-properties>
      <style:text-properties fo:color="#00000a" style:font-name="Times New Roman" fo:font-size="10.5pt" fo:font-weight="bold" officeooo:paragraph-rsid="00a4d3e0" style:font-name-asian="Times New Roman" style:font-size-asian="10.5pt" style:font-weight-asian="bold" style:font-name-complex="Times New Roman"/>
    </style:style>
    <style:style style:name="P23" style:family="paragraph" style:parent-style-name="Standard">
      <style:paragraph-properties fo:line-height="0.028cm"/>
      <style:text-properties fo:color="#00000a" style:font-name="Times New Roman" fo:font-size="10.5pt" fo:font-weight="bold" style:font-name-asian="Times New Roman" style:font-size-asian="10.5pt" style:font-weight-asian="bold" style:font-name-complex="Times New Roman"/>
    </style:style>
    <style:style style:name="P24" style:family="paragraph" style:parent-style-name="Standard">
      <style:paragraph-properties fo:line-height="0.035cm"/>
      <style:text-properties fo:color="#00000a" style:font-name="Symbol" style:font-name-asian="Symbol" style:font-name-complex="Symbol"/>
    </style:style>
    <style:style style:name="P25" style:family="paragraph" style:parent-style-name="Standard">
      <style:paragraph-properties fo:line-height="0.035cm"/>
      <style:text-properties fo:color="#00000a" style:font-name="Symbol" fo:font-size="9.5pt" officeooo:paragraph-rsid="00013952" style:font-name-asian="Symbol" style:font-size-asian="9.5pt" style:font-name-complex="Symbol" style:font-size-complex="9.5pt"/>
    </style:style>
    <style:style style:name="P26" style:family="paragraph" style:parent-style-name="Standard">
      <style:paragraph-properties fo:line-height="0.042cm"/>
      <style:text-properties fo:color="#00000a" style:font-name="Symbol" fo:font-size="9.5pt" officeooo:paragraph-rsid="00013952" style:font-name-asian="Symbol" style:font-size-asian="9.5pt" style:font-name-complex="Symbol" style:font-size-complex="9.5pt"/>
    </style:style>
    <style:style style:name="P27" style:family="paragraph" style:parent-style-name="Standard">
      <style:paragraph-properties fo:line-height="0.042cm"/>
      <style:text-properties fo:color="#00000a" style:font-name="Symbol" fo:font-size="9.80000019073486pt" style:font-name-asian="Symbol" style:font-size-asian="9.80000019073486pt" style:font-name-complex="Symbol" style:font-size-complex="9.80000019073486pt"/>
    </style:style>
    <style:style style:name="P28" style:family="paragraph" style:parent-style-name="Standard">
      <style:paragraph-properties fo:line-height="0.028cm"/>
      <style:text-properties fo:color="#00000a" style:font-name="Symbol" fo:font-size="9.80000019073486pt" style:font-name-asian="Symbol" style:font-size-asian="9.80000019073486pt" style:font-name-complex="Symbol" style:font-size-complex="9.80000019073486pt"/>
    </style:style>
    <style:style style:name="P29" style:family="paragraph" style:parent-style-name="Standard">
      <style:paragraph-properties fo:line-height="0.025cm"/>
      <style:text-properties fo:color="#00000a" style:font-name="Symbol" fo:font-size="9.80000019073486pt" style:font-name-asian="Symbol" style:font-size-asian="9.80000019073486pt" style:font-name-complex="Symbol" style:font-size-complex="9.80000019073486pt"/>
    </style:style>
    <style:style style:name="P30" style:family="paragraph" style:parent-style-name="Standard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Times New Roman1" fo:font-size="14pt" fo:font-weight="bold" officeooo:rsid="010c4fb7" officeooo:paragraph-rsid="010e73bd" style:font-name-asian="Arial" style:font-size-asian="10pt" style:font-weight-asian="bold" style:font-name-complex="Arial" style:font-size-complex="10pt" style:font-weight-complex="bold"/>
    </style:style>
    <style:style style:name="P31" style:family="paragraph" style:parent-style-name="Standard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Times New Roman1" fo:font-size="14pt" fo:font-weight="bold" officeooo:rsid="010c4fb7" officeooo:paragraph-rsid="01106bda" style:font-name-asian="Arial" style:font-size-asian="10pt" style:font-weight-asian="bold" style:font-name-complex="Arial" style:font-size-complex="10pt" style:font-weight-complex="bold"/>
    </style:style>
    <style:style style:name="P32" style:family="paragraph" style:parent-style-name="Standard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Times New Roman1" fo:font-size="14pt" fo:font-weight="bold" officeooo:rsid="010c4fb7" officeooo:paragraph-rsid="0113a456" style:font-name-asian="Arial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Times New Roman1" fo:font-size="14pt" fo:font-weight="bold" officeooo:rsid="010c4fb7" officeooo:paragraph-rsid="010c4fb7" style:font-name-asian="Arial" style:font-size-asian="10pt" style:font-weight-asian="bold" style:font-name-complex="Arial" style:font-size-complex="10pt" style:font-weight-complex="bold"/>
    </style:style>
    <style:style style:name="P34" style:family="paragraph" style:parent-style-name="Standard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Times New Roman1" fo:font-size="14pt" fo:font-weight="bold" officeooo:rsid="010c4fb7" officeooo:paragraph-rsid="013a80a7" style:font-name-asian="Arial" style:font-size-asian="10pt" style:font-weight-asian="bold" style:font-name-complex="Arial" style:font-size-complex="10pt" style:font-weight-complex="bold"/>
    </style:style>
    <style:style style:name="P35" style:family="paragraph" style:parent-style-name="Standard">
      <style:paragraph-properties fo:line-height="0.042cm"/>
      <style:text-properties fo:font-size="9.5pt" officeooo:paragraph-rsid="00013952" style:font-size-asian="9.5pt" style:font-size-complex="9.5pt"/>
    </style:style>
    <style:style style:name="P36" style:family="paragraph" style:parent-style-name="Standard">
      <style:paragraph-properties fo:line-height="0.445cm"/>
      <style:text-properties fo:color="#0000ff" style:font-name="Times New Roman" fo:font-size="12pt" style:text-underline-style="solid" style:text-underline-width="auto" style:text-underline-color="font-color" fo:font-weight="bold" style:font-name-asian="Times New Roman" style:font-size-asian="12pt" style:font-weight-asian="bold" style:font-name-complex="Times New Roman"/>
    </style:style>
    <style:style style:name="P37" style:family="paragraph" style:parent-style-name="Standard">
      <style:paragraph-properties fo:line-height="100%">
        <style:tab-stops>
          <style:tab-stop style:position="6.279cm"/>
        </style:tab-stops>
      </style:paragraph-properties>
      <style:text-properties officeooo:rsid="00013952" officeooo:paragraph-rsid="009be3ab"/>
    </style:style>
    <style:style style:name="P38" style:family="paragraph" style:parent-style-name="Standard">
      <style:paragraph-properties fo:line-height="100%">
        <style:tab-stops>
          <style:tab-stop style:position="6.279cm"/>
        </style:tab-stops>
      </style:paragraph-properties>
      <style:text-properties officeooo:rsid="00013952" officeooo:paragraph-rsid="00fe937a"/>
    </style:style>
    <style:style style:name="P39" style:family="paragraph" style:parent-style-name="Standard">
      <style:paragraph-properties fo:line-height="100%">
        <style:tab-stops>
          <style:tab-stop style:position="6.279cm"/>
        </style:tab-stops>
      </style:paragraph-properties>
      <style:text-properties officeooo:rsid="00013952" officeooo:paragraph-rsid="010149be"/>
    </style:style>
    <style:style style:name="P40" style:family="paragraph" style:parent-style-name="Standard">
      <style:paragraph-properties style:line-height-at-least="0cm"/>
      <style:text-properties fo:font-size="14pt" officeooo:rsid="00f2e4c4" officeooo:paragraph-rsid="00f2e4c4" style:font-size-asian="12pt" style:font-size-complex="10pt"/>
    </style:style>
    <style:style style:name="P41" style:family="paragraph" style:parent-style-name="Standard">
      <style:paragraph-properties style:line-height-at-least="0cm"/>
      <style:text-properties fo:font-size="14pt" officeooo:rsid="00f2e4c4" officeooo:paragraph-rsid="0139930d" style:font-size-asian="12pt" style:font-size-complex="10pt"/>
    </style:style>
    <style:style style:name="P42" style:family="paragraph" style:parent-style-name="Standard">
      <style:paragraph-properties fo:line-height="100%">
        <style:tab-stops>
          <style:tab-stop style:position="6.279cm"/>
        </style:tab-stops>
      </style:paragraph-properties>
      <style:text-properties fo:font-size="14pt" officeooo:rsid="00013952" officeooo:paragraph-rsid="00f58402" style:font-size-asian="12pt" style:font-size-complex="10pt"/>
    </style:style>
    <style:style style:name="P43" style:family="paragraph" style:parent-style-name="Standard">
      <style:paragraph-properties fo:line-height="100%">
        <style:tab-stops>
          <style:tab-stop style:position="6.279cm"/>
        </style:tab-stops>
      </style:paragraph-properties>
      <style:text-properties fo:font-size="14pt" officeooo:rsid="00013952" officeooo:paragraph-rsid="00fc222c" style:font-size-asian="12pt" style:font-size-complex="10pt"/>
    </style:style>
    <style:style style:name="P44" style:family="paragraph" style:parent-style-name="Standard">
      <style:paragraph-properties style:line-height-at-least="0cm"/>
      <style:text-properties officeooo:rsid="00f42225" officeooo:paragraph-rsid="00f42225"/>
    </style:style>
    <style:style style:name="P45" style:family="paragraph" style:parent-style-name="Standard">
      <style:paragraph-properties style:line-height-at-least="0cm"/>
      <style:text-properties officeooo:rsid="00f42225" officeooo:paragraph-rsid="0139930d"/>
    </style:style>
    <style:style style:name="P46" style:family="paragraph" style:parent-style-name="Standard" style:master-page-name="">
      <style:paragraph-properties fo:margin-left="0cm" fo:margin-right="0cm" fo:line-height="105%" fo:orphans="2" fo:widows="2" fo:text-indent="0cm" style:auto-text-indent="false" style:page-number="auto" style:writing-mode="lr-tb"/>
      <style:text-properties fo:color="#00000a" style:font-name="Arial" fo:font-size="9.5pt" officeooo:paragraph-rsid="000e5145" style:font-name-asian="Arial" style:font-size-asian="9.5pt" style:font-name-complex="Arial"/>
    </style:style>
    <style:style style:name="P47" style:family="paragraph" style:parent-style-name="Standard" style:master-page-name="">
      <style:paragraph-properties fo:margin-left="0cm" fo:margin-right="0cm" style:line-height-at-least="0cm" fo:orphans="2" fo:widows="2" fo:text-indent="0cm" style:auto-text-indent="false" style:page-number="auto" style:writing-mode="lr-tb"/>
      <style:text-properties fo:color="#00000a" style:font-name="Arial" officeooo:paragraph-rsid="00266a78" style:font-name-asian="Arial" style:font-name-complex="Arial"/>
    </style:style>
    <style:style style:name="P48" style:family="paragraph" style:parent-style-name="Standard" style:master-page-name="">
      <style:paragraph-properties fo:margin-left="0cm" fo:margin-right="0cm" fo:line-height="105%" fo:orphans="2" fo:widows="2" fo:text-indent="0cm" style:auto-text-indent="false" style:page-number="auto" style:writing-mode="lr-tb"/>
      <style:text-properties officeooo:paragraph-rsid="000e5145"/>
    </style:style>
    <style:style style:name="P49" style:family="paragraph" style:parent-style-name="Standard">
      <style:paragraph-properties fo:margin-left="0cm" fo:margin-right="0cm" style:line-height-at-least="0cm" fo:orphans="2" fo:widows="2" fo:text-indent="0cm" style:auto-text-indent="false" style:writing-mode="lr-tb"/>
      <style:text-properties fo:color="#00000a" style:font-name="Arial" officeooo:paragraph-rsid="00266a78" style:font-name-asian="Arial" style:font-name-complex="Arial"/>
    </style:style>
    <style:style style:name="P50" style:family="paragraph" style:parent-style-name="Standard">
      <style:paragraph-properties fo:margin-left="0cm" fo:margin-right="0cm" fo:line-height="105%" fo:orphans="2" fo:widows="2" fo:text-indent="0cm" style:auto-text-indent="false" style:writing-mode="lr-tb"/>
      <style:text-properties fo:color="#00000a" style:font-name="Arial" officeooo:paragraph-rsid="00144291" style:font-name-asian="Arial" style:font-name-complex="Arial"/>
    </style:style>
    <style:style style:name="P51" style:family="paragraph" style:parent-style-name="Standard" style:master-page-name="">
      <style:paragraph-properties fo:margin-left="0cm" fo:margin-right="0cm" fo:margin-top="0cm" fo:margin-bottom="0cm" loext:contextual-spacing="true" fo:line-height="105%" fo:orphans="2" fo:widows="2" fo:text-indent="0cm" style:auto-text-indent="false" style:page-number="auto" style:writing-mode="lr-tb"/>
      <style:text-properties fo:color="#00000a" style:font-name="Arial" officeooo:paragraph-rsid="000e5145" style:font-name-asian="Arial" style:font-name-complex="Arial"/>
    </style:style>
    <style:style style:name="P52" style:family="paragraph" style:parent-style-name="Standard">
      <style:paragraph-properties fo:margin-left="0cm" fo:margin-right="0cm" style:line-height-at-least="0cm" fo:text-indent="0cm" style:auto-text-indent="false"/>
      <style:text-properties fo:color="#00000a" style:font-name="Times New Roman" fo:font-size="12pt" fo:font-weight="bold" style:font-name-asian="Times New Roman" style:font-size-asian="12pt" style:font-weight-asian="bold" style:font-name-complex="Times New Roman"/>
    </style:style>
    <style:style style:name="P53" style:family="paragraph" style:parent-style-name="Standard">
      <style:paragraph-properties fo:margin-left="0cm" fo:margin-right="0cm" style:line-height-at-least="0cm" fo:text-indent="0cm" style:auto-text-indent="false"/>
      <style:text-properties fo:color="#00000a" style:font-name="Arial" fo:font-size="10pt" officeooo:rsid="00362cf9" style:font-name-asian="Arial" style:font-size-asian="10pt" style:font-name-complex="Arial" style:font-size-complex="10pt"/>
    </style:style>
    <style:style style:name="P54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666666" style:font-name="Arial" fo:font-size="10pt" fo:font-weight="bold" officeooo:rsid="00cee5df" officeooo:paragraph-rsid="00cee5df" style:font-name-asian="Arial" style:font-size-asian="20pt" style:font-weight-asian="bold" style:font-name-complex="Arial" style:font-size-complex="10pt"/>
    </style:style>
    <style:style style:name="P55" style:family="paragraph" style:parent-style-name="Standard">
      <style:paragraph-properties fo:margin-left="0cm" fo:margin-right="3.104cm" fo:line-height="105%" fo:text-indent="0cm" style:auto-text-indent="false"/>
      <style:text-properties officeooo:paragraph-rsid="0120a268"/>
    </style:style>
    <style:style style:name="P56" style:family="paragraph" style:parent-style-name="Standard" style:master-page-name="">
      <style:paragraph-properties fo:margin-left="0cm" fo:margin-right="0.101cm" fo:margin-top="0cm" fo:margin-bottom="0cm" loext:contextual-spacing="true" fo:line-height="105%" fo:orphans="2" fo:widows="2" fo:text-indent="0cm" style:auto-text-indent="false" style:page-number="auto" style:writing-mode="lr-tb"/>
      <style:text-properties officeooo:paragraph-rsid="004a8e0d"/>
    </style:style>
    <style:style style:name="P57" style:family="paragraph" style:parent-style-name="Text_20_body">
      <style:text-properties fo:font-size="8pt" officeooo:paragraph-rsid="00f73003" style:font-size-asian="10pt" style:font-size-complex="10pt"/>
    </style:style>
    <style:style style:name="P58" style:family="paragraph" style:parent-style-name="Text_20_body">
      <style:text-properties fo:font-size="2pt" fo:font-style="italic" fo:font-weight="bold" officeooo:rsid="007bc027" style:font-size-asian="10pt" style:font-style-asian="italic" style:font-weight-asian="bold" style:font-size-complex="10pt" style:font-style-complex="italic" style:font-weight-complex="bold"/>
    </style:style>
    <style:style style:name="P59" style:family="paragraph" style:parent-style-name="Standard" style:master-page-name="Standard">
      <style:paragraph-properties fo:margin-left="0cm" fo:margin-right="0cm" style:line-height-at-least="0cm" fo:text-align="center" style:justify-single-word="false" fo:text-indent="0cm" style:auto-text-indent="false" style:page-number="auto"/>
      <style:text-properties fo:color="#00000a" style:font-name="Arial" fo:font-size="20pt" fo:font-weight="bold" style:font-name-asian="Arial" style:font-size-asian="20pt" style:font-weight-asian="bold" style:font-name-complex="Arial"/>
    </style:style>
    <style:style style:name="P60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5c33b4" officeooo:paragraph-rsid="005c33b4" style:font-name-asian="Arial" style:font-size-asian="9.5pt" style:font-name-complex="Arial" style:font-size-complex="9.5pt"/>
    </style:style>
    <style:style style:name="P61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5b6233" officeooo:paragraph-rsid="005b6233" style:font-name-asian="Arial" style:font-size-asian="9.5pt" style:font-name-complex="Arial" style:font-size-complex="9.5pt"/>
    </style:style>
    <style:style style:name="P62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66c758" officeooo:paragraph-rsid="0066c758" style:font-name-asian="Arial" style:font-size-asian="9.5pt" style:font-name-complex="Arial" style:font-size-complex="9.5pt"/>
    </style:style>
    <style:style style:name="P63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7881d8" officeooo:paragraph-rsid="007881d8" style:font-name-asian="Arial" style:font-size-asian="9.5pt" style:font-name-complex="Arial" style:font-size-complex="9.5pt"/>
    </style:style>
    <style:style style:name="P64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8e7444" officeooo:paragraph-rsid="008e7444" style:font-name-asian="Arial" style:font-size-asian="9.5pt" style:font-name-complex="Arial" style:font-size-complex="9.5pt"/>
    </style:style>
    <style:style style:name="P65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2f8fa2" officeooo:paragraph-rsid="0057d462" style:font-name-asian="Arial" style:font-size-asian="9.5pt" style:font-name-complex="Arial" style:font-size-complex="9.5pt"/>
    </style:style>
    <style:style style:name="P66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paragraph-rsid="00013952" style:font-name-asian="Arial" style:font-size-asian="9.5pt" style:font-name-complex="Arial" style:font-size-complex="9.5pt"/>
    </style:style>
    <style:style style:name="P67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paragraph-rsid="004027d0" style:font-name-asian="Arial" style:font-size-asian="9.5pt" style:font-name-complex="Arial" style:font-size-complex="9.5pt"/>
    </style:style>
    <style:style style:name="P68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4027d0" officeooo:paragraph-rsid="00467832" style:font-name-asian="Arial" style:font-size-asian="9.5pt" style:font-name-complex="Arial" style:font-size-complex="9.5pt"/>
    </style:style>
    <style:style style:name="P69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3ddb0f" officeooo:paragraph-rsid="003ddb0f" style:font-name-asian="Arial" style:font-size-asian="9.5pt" style:font-name-complex="Arial" style:font-size-complex="9.5pt"/>
    </style:style>
    <style:style style:name="P70" style:family="paragraph" style:parent-style-name="Standard" style:list-style-name="L3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80000019073486pt" style:font-name-asian="Arial" style:font-size-asian="9.80000019073486pt" style:font-name-complex="Arial" style:font-size-complex="9.80000019073486pt"/>
    </style:style>
    <style:style style:name="P71" style:family="paragraph" style:parent-style-name="Standard">
      <style:paragraph-properties style:line-height-at-least="0cm"/>
      <style:text-properties fo:color="#00000a" style:font-name="Times New Roman" fo:font-size="12pt" fo:font-weight="bold" officeooo:rsid="002f8fa2" style:font-name-asian="Times New Roman" style:font-size-asian="12pt" style:font-weight-asian="bold" style:font-name-complex="Times New Roman"/>
    </style:style>
    <style:style style:name="P72" style:family="paragraph" style:parent-style-name="Standard">
      <style:paragraph-properties fo:line-height="100%">
        <style:tab-stops>
          <style:tab-stop style:position="6.279cm"/>
        </style:tab-stops>
      </style:paragraph-properties>
      <style:text-properties fo:color="#00000a" style:font-name="Times New Roman" fo:font-size="2pt" fo:font-weight="bold" officeooo:rsid="005998d2" officeooo:paragraph-rsid="01694f36" style:font-name-asian="Times New Roman" style:font-size-asian="12pt" style:font-weight-asian="bold" style:font-name-complex="Times New Roman" style:font-size-complex="10pt"/>
    </style:style>
    <style:style style:name="P73" style:family="paragraph" style:parent-style-name="Standard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Times New Roman1" fo:font-size="14pt" fo:font-weight="bold" officeooo:rsid="010c4fb7" officeooo:paragraph-rsid="017a9e69" style:font-name-asian="Arial" style:font-size-asian="10pt" style:font-weight-asian="bold" style:font-name-complex="Arial" style:font-size-complex="10pt" style:font-weight-complex="bold"/>
    </style:style>
    <style:style style:name="P74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font-size="9.5pt" officeooo:rsid="005f22b6" officeooo:paragraph-rsid="005f22b6"/>
    </style:style>
    <style:style style:name="P75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font-size="9.5pt" officeooo:paragraph-rsid="0057d462"/>
    </style:style>
    <style:style style:name="P76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font-size="9.5pt" officeooo:paragraph-rsid="00013952" style:font-size-asian="9.5pt" style:font-size-complex="9.5pt"/>
    </style:style>
    <style:style style:name="P77" style:family="paragraph" style:parent-style-name="Standard" style:list-style-name="L2">
      <style:paragraph-properties fo:line-height="100%">
        <style:tab-stops>
          <style:tab-stop style:position="6.279cm"/>
        </style:tab-stops>
      </style:paragraph-properties>
      <style:text-properties officeooo:paragraph-rsid="00fe937a"/>
    </style:style>
    <style:style style:name="P78" style:family="paragraph" style:parent-style-name="Standard" style:list-style-name="L3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font-size="9.80000019073486pt" style:font-size-asian="9.80000019073486pt" style:font-size-complex="9.80000019073486pt"/>
    </style:style>
    <style:style style:name="P79" style:family="paragraph" style:parent-style-name="Standard">
      <style:paragraph-properties style:line-height-at-least="0cm"/>
      <style:text-properties fo:font-size="14pt" officeooo:rsid="01694f36" officeooo:paragraph-rsid="01694f36" style:font-size-asian="12pt" style:font-size-complex="10pt"/>
    </style:style>
    <style:style style:name="P80" style:family="paragraph" style:parent-style-name="Standard">
      <style:paragraph-properties style:line-height-at-least="0cm"/>
      <style:text-properties officeooo:rsid="00f42225" officeooo:paragraph-rsid="01694f36"/>
    </style:style>
    <style:style style:name="P81" style:family="paragraph" style:parent-style-name="Standard" style:list-style-name="L1">
      <style:paragraph-properties fo:margin-top="0.101cm" fo:margin-bottom="0.101cm" loext:contextual-spacing="true" style:line-height-at-least="0cm" fo:text-align="start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9fa815" officeooo:paragraph-rsid="0139930d" style:font-name-asian="Arial" style:font-size-asian="9.5pt" style:font-name-complex="Arial" style:font-size-complex="9.5pt"/>
    </style:style>
    <style:style style:name="P82" style:family="paragraph" style:parent-style-name="Standard" style:list-style-name="L1">
      <style:paragraph-properties fo:margin-top="0.101cm" fo:margin-bottom="0.101cm" loext:contextual-spacing="true" style:line-height-at-least="0cm" fo:text-align="start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9fa815" officeooo:paragraph-rsid="00aef187" style:font-name-asian="Arial" style:font-size-asian="9.5pt" style:font-name-complex="Arial" style:font-size-complex="9.5pt"/>
    </style:style>
    <style:style style:name="P83" style:family="paragraph" style:parent-style-name="Standard" style:list-style-name="L1">
      <style:paragraph-properties fo:margin-top="0.101cm" fo:margin-bottom="0.101cm" loext:contextual-spacing="true" style:line-height-at-least="0cm" fo:text-align="start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9fa815" officeooo:paragraph-rsid="01694f36" style:font-name-asian="Arial" style:font-size-asian="9.5pt" style:font-name-complex="Arial" style:font-size-complex="9.5pt"/>
    </style:style>
    <style:style style:name="P84" style:family="paragraph" style:parent-style-name="Standard" style:list-style-name="L1">
      <style:paragraph-properties fo:margin-top="0.101cm" fo:margin-bottom="0.101cm" loext:contextual-spacing="true"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9fa815" officeooo:paragraph-rsid="0139930d" style:font-name-asian="Arial" style:font-size-asian="9.5pt" style:font-name-complex="Arial" style:font-size-complex="9.5pt"/>
    </style:style>
    <style:style style:name="P85" style:family="paragraph" style:parent-style-name="Standard" style:list-style-name="L1">
      <style:paragraph-properties fo:margin-top="0.101cm" fo:margin-bottom="0.101cm" loext:contextual-spacing="true"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9fa815" officeooo:paragraph-rsid="00aef187" style:font-name-asian="Arial" style:font-size-asian="9.5pt" style:font-name-complex="Arial" style:font-size-complex="9.5pt"/>
    </style:style>
    <style:style style:name="P86" style:family="paragraph" style:parent-style-name="Standard" style:list-style-name="L1">
      <style:paragraph-properties fo:margin-top="0.101cm" fo:margin-bottom="0.101cm" loext:contextual-spacing="true"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14be9d4" officeooo:paragraph-rsid="0150604c" style:font-name-asian="Arial" style:font-size-asian="9.5pt" style:font-name-complex="Arial" style:font-size-complex="9.5pt"/>
    </style:style>
    <style:style style:name="P87" style:family="paragraph" style:parent-style-name="Standard" style:list-style-name="L1">
      <style:paragraph-properties fo:margin-top="0.101cm" fo:margin-bottom="0.101cm" loext:contextual-spacing="true"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9de176" officeooo:paragraph-rsid="014b32cd" style:font-name-asian="Arial" style:font-size-asian="9.5pt" style:font-name-complex="Arial" style:font-size-complex="9.5pt"/>
    </style:style>
    <style:style style:name="P88" style:family="paragraph" style:parent-style-name="Standard" style:list-style-name="L1">
      <style:paragraph-properties fo:margin-top="0.101cm" fo:margin-bottom="0.101cm" loext:contextual-spacing="true"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2f8fa2" officeooo:paragraph-rsid="0139930d" style:font-name-asian="Arial" style:font-size-asian="9.5pt" style:font-name-complex="Arial" style:font-size-complex="9.5pt"/>
    </style:style>
    <style:style style:name="P89" style:family="paragraph" style:parent-style-name="Standard" style:list-style-name="L1">
      <style:paragraph-properties fo:margin-top="0.101cm" fo:margin-bottom="0.101cm" loext:contextual-spacing="true"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2f8fa2" officeooo:paragraph-rsid="00aef187" style:font-name-asian="Arial" style:font-size-asian="9.5pt" style:font-name-complex="Arial" style:font-size-complex="9.5pt"/>
    </style:style>
    <style:style style:name="P90" style:family="paragraph" style:parent-style-name="Standard" style:list-style-name="L1">
      <style:paragraph-properties fo:margin-top="0.101cm" fo:margin-bottom="0.101cm" loext:contextual-spacing="true"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2f8fa2" officeooo:paragraph-rsid="005998d2" style:font-name-asian="Arial" style:font-size-asian="9.5pt" style:font-name-complex="Arial" style:font-size-complex="9.5pt"/>
    </style:style>
    <style:style style:name="P91" style:family="paragraph" style:parent-style-name="Standard" style:list-style-name="L1">
      <style:paragraph-properties fo:margin-top="0.101cm" fo:margin-bottom="0.101cm" loext:contextual-spacing="true"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9f9cd7" officeooo:paragraph-rsid="014d37c6" style:font-name-asian="Arial" style:font-size-asian="9.5pt" style:font-name-complex="Arial" style:font-size-complex="9.5pt"/>
    </style:style>
    <style:style style:name="P92" style:family="paragraph" style:parent-style-name="Standard" style:list-style-name="L1">
      <style:paragraph-properties fo:margin-top="0.101cm" fo:margin-bottom="0.101cm" loext:contextual-spacing="true"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9f9cd7" officeooo:paragraph-rsid="009f9cd7" style:font-name-asian="Arial" style:font-size-asian="9.5pt" style:font-name-complex="Arial" style:font-size-complex="9.5pt"/>
    </style:style>
    <style:style style:name="P93" style:family="paragraph" style:parent-style-name="Standard" style:list-style-name="L1">
      <style:paragraph-properties fo:margin-top="0.101cm" fo:margin-bottom="0.101cm" loext:contextual-spacing="true"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9f9cd7" officeooo:paragraph-rsid="009fa815" style:font-name-asian="Arial" style:font-size-asian="9.5pt" style:font-name-complex="Arial" style:font-size-complex="9.5pt"/>
    </style:style>
    <style:style style:name="P94" style:family="paragraph" style:parent-style-name="Standard" style:list-style-name="L1">
      <style:paragraph-properties fo:margin-top="0.101cm" fo:margin-bottom="0.101cm" loext:contextual-spacing="true" style:line-height-at-least="0cm" fo:text-align="start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16d5709" officeooo:paragraph-rsid="016d5709" style:font-name-asian="Arial" style:font-size-asian="9.5pt" style:font-name-complex="Arial" style:font-size-complex="9.5pt"/>
    </style:style>
    <style:style style:name="P95" style:family="paragraph" style:parent-style-name="Standard" style:list-style-name="L1">
      <style:paragraph-properties fo:margin-top="0.101cm" fo:margin-bottom="0.101cm" loext:contextual-spacing="true" style:line-height-at-least="0cm" fo:text-align="start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16f28fc" officeooo:paragraph-rsid="016f28fc" style:font-name-asian="Arial" style:font-size-asian="9.5pt" style:font-name-complex="Arial" style:font-size-complex="9.5pt"/>
    </style:style>
    <style:style style:name="P96" style:family="paragraph" style:parent-style-name="Standard" style:list-style-name="L1">
      <style:paragraph-properties fo:margin-top="0.101cm" fo:margin-bottom="0.101cm" loext:contextual-spacing="true" style:line-height-at-least="0cm" fo:text-align="start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176b7e4" officeooo:paragraph-rsid="0176b7e4" style:font-name-asian="Arial" style:font-size-asian="9.5pt" style:font-name-complex="Arial" style:font-size-complex="9.5pt"/>
    </style:style>
    <style:style style:name="P97" style:family="paragraph" style:parent-style-name="Standard" style:list-style-name="L1">
      <style:paragraph-properties fo:margin-top="0.101cm" fo:margin-bottom="0.101cm" loext:contextual-spacing="true" style:line-height-at-least="0cm" fo:text-align="start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1796f01" officeooo:paragraph-rsid="0179e365" style:font-name-asian="Arial" style:font-size-asian="9.5pt" style:font-name-complex="Arial" style:font-size-complex="9.5pt"/>
    </style:style>
    <style:style style:name="P98" style:family="paragraph" style:parent-style-name="Standard" style:list-style-name="L1">
      <style:paragraph-properties fo:margin-top="0.101cm" fo:margin-bottom="0.101cm" loext:contextual-spacing="true" style:line-height-at-least="0cm" fo:text-align="start" style:justify-single-word="false">
        <style:tab-stops>
          <style:tab-stop style:position="1.27cm"/>
        </style:tab-stops>
      </style:paragraph-properties>
      <style:text-properties officeooo:rsid="009fa815" officeooo:paragraph-rsid="0139930d"/>
    </style:style>
    <style:style style:name="P99" style:family="paragraph" style:parent-style-name="Standard" style:list-style-name="L1">
      <style:paragraph-properties fo:margin-top="0.101cm" fo:margin-bottom="0.101cm" loext:contextual-spacing="true" style:line-height-at-least="0cm" fo:text-align="start" style:justify-single-word="false">
        <style:tab-stops>
          <style:tab-stop style:position="1.27cm"/>
        </style:tab-stops>
      </style:paragraph-properties>
      <style:text-properties officeooo:rsid="0123f65a" officeooo:paragraph-rsid="0139930d"/>
    </style:style>
    <style:style style:name="P100" style:family="paragraph" style:parent-style-name="Standard" style:list-style-name="L1">
      <style:paragraph-properties fo:margin-top="0.101cm" fo:margin-bottom="0.101cm" loext:contextual-spacing="true" style:line-height-at-least="0cm" fo:text-align="start" style:justify-single-word="false">
        <style:tab-stops>
          <style:tab-stop style:position="1.27cm"/>
        </style:tab-stops>
      </style:paragraph-properties>
      <style:text-properties officeooo:rsid="0125b899" officeooo:paragraph-rsid="0139930d"/>
    </style:style>
    <style:style style:name="P101" style:family="paragraph" style:parent-style-name="Standard" style:list-style-name="L1">
      <style:paragraph-properties fo:margin-top="0.101cm" fo:margin-bottom="0.101cm" loext:contextual-spacing="true" style:line-height-at-least="0cm" fo:text-align="start" style:justify-single-word="false">
        <style:tab-stops>
          <style:tab-stop style:position="1.27cm"/>
        </style:tab-stops>
      </style:paragraph-properties>
      <style:text-properties officeooo:rsid="01278544" officeooo:paragraph-rsid="014379bb"/>
    </style:style>
    <style:style style:name="P102" style:family="paragraph" style:parent-style-name="Standard" style:list-style-name="L1">
      <style:paragraph-properties fo:margin-top="0.101cm" fo:margin-bottom="0.101cm" loext:contextual-spacing="true" style:line-height-at-least="0cm" fo:text-align="start" style:justify-single-word="false">
        <style:tab-stops>
          <style:tab-stop style:position="1.27cm"/>
        </style:tab-stops>
      </style:paragraph-properties>
      <style:text-properties officeooo:rsid="00a09b0b" officeooo:paragraph-rsid="00a09b0b"/>
    </style:style>
    <style:style style:name="P103" style:family="paragraph" style:parent-style-name="Standard">
      <style:paragraph-properties fo:margin-left="1.235cm" fo:margin-right="0.67cm" fo:line-height="115%" fo:text-indent="0cm" style:auto-text-indent="false"/>
      <style:text-properties fo:color="#00000a" style:font-name="Arial" officeooo:paragraph-rsid="017ba1f3" style:font-name-asian="Arial" style:font-name-complex="Arial"/>
    </style:style>
    <style:style style:name="P104" style:family="paragraph">
      <loext:graphic-properties draw:fill="solid" draw:fill-color="#e3e3e3"/>
    </style:style>
    <style:style style:name="P105" style:family="paragraph">
      <loext:graphic-properties draw:fill="none" draw:fill-color="#ffffff"/>
    </style:style>
    <style:style style:name="P106" style:family="paragraph">
      <loext:graphic-properties draw:fill="none" draw:fill-color="#ffffff"/>
      <style:text-properties fo:font-size="12pt"/>
    </style:style>
    <style:style style:name="P107" style:family="paragraph">
      <style:paragraph-properties fo:text-align="start"/>
    </style:style>
    <style:style style:name="P108" style:family="paragraph">
      <loext:graphic-properties draw:fill="none" draw:fill-color="#ffffff"/>
      <style:paragraph-properties fo:text-align="start"/>
    </style:style>
    <style:style style:name="P109" style:family="paragraph">
      <style:paragraph-properties fo:margin-left="0cm" fo:margin-right="0cm" fo:text-indent="0cm"/>
    </style:style>
    <style:style style:name="P110" style:family="paragraph">
      <loext:graphic-properties draw:fill="none" draw:fill-color="#ffffff"/>
      <style:text-properties fo:color="#3399ff" fo:font-size="12pt" fo:font-style="normal" style:font-style-asian="normal" style:font-style-complex="normal"/>
    </style:style>
    <style:style style:name="T1" style:family="text">
      <style:text-properties style:font-name="Times New Roman" fo:font-size="12pt" fo:font-weight="normal" officeooo:rsid="002f8fa2" style:font-name-asian="Times New Roman" style:font-size-asian="12pt" style:font-weight-asian="normal" style:font-name-complex="Times New Roman" style:font-weight-complex="normal"/>
    </style:style>
    <style:style style:name="T2" style:family="text">
      <style:text-properties style:font-name="Times New Roman" fo:font-size="12pt" fo:font-weight="normal" officeooo:rsid="01049bee" style:font-name-asian="Times New Roman" style:font-size-asian="12pt" style:font-weight-asian="normal" style:font-name-complex="Times New Roman" style:font-weight-complex="normal"/>
    </style:style>
    <style:style style:name="T3" style:family="text">
      <style:text-properties style:font-name="Times New Roman" fo:font-size="12pt" fo:font-weight="normal" officeooo:rsid="01049bee" style:font-name-asian="Times New Roman" style:font-size-asian="12pt" style:font-weight-asian="normal" style:font-name-complex="Times New Roman" style:font-size-complex="9.5pt" style:font-weight-complex="normal"/>
    </style:style>
    <style:style style:name="T4" style:family="text"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T5" style:family="text">
      <style:text-properties fo:color="#00000a" style:font-name="Arial" style:font-name-asian="Arial" style:font-name-complex="Arial"/>
    </style:style>
    <style:style style:name="T6" style:family="text">
      <style:text-properties fo:color="#00000a" style:font-name="Arial" officeooo:rsid="00013952" style:font-name-asian="Arial" style:font-name-complex="Arial"/>
    </style:style>
    <style:style style:name="T7" style:family="text">
      <style:text-properties fo:color="#00000a" style:font-name="Arial" officeooo:rsid="0005aa7e" style:font-name-asian="Arial" style:font-name-complex="Arial"/>
    </style:style>
    <style:style style:name="T8" style:family="text">
      <style:text-properties fo:color="#00000a" style:font-name="Arial" officeooo:rsid="00088083" style:font-name-asian="Arial" style:font-name-complex="Arial"/>
    </style:style>
    <style:style style:name="T9" style:family="text">
      <style:text-properties fo:color="#00000a" style:font-name="Arial" officeooo:rsid="000727ba" style:font-name-asian="Arial" style:font-name-complex="Arial"/>
    </style:style>
    <style:style style:name="T10" style:family="text">
      <style:text-properties fo:color="#00000a" style:font-name="Arial" officeooo:rsid="002cc7d6" style:font-name-asian="Arial" style:font-name-complex="Arial"/>
    </style:style>
    <style:style style:name="T11" style:family="text">
      <style:text-properties fo:color="#00000a" style:font-name="Arial" officeooo:rsid="003d39c9" style:font-name-asian="Arial" style:font-name-complex="Arial"/>
    </style:style>
    <style:style style:name="T12" style:family="text">
      <style:text-properties fo:color="#00000a" style:font-name="Arial" officeooo:rsid="004cd4ed" style:font-name-asian="Arial" style:font-name-complex="Arial"/>
    </style:style>
    <style:style style:name="T13" style:family="text">
      <style:text-properties fo:color="#00000a" style:font-name="Arial" officeooo:rsid="009be3ab" style:font-name-asian="Arial" style:font-name-complex="Arial"/>
    </style:style>
    <style:style style:name="T14" style:family="text">
      <style:text-properties fo:color="#00000a" style:font-name="Arial" officeooo:rsid="00c8c232" style:font-name-asian="Arial" style:font-name-complex="Arial"/>
    </style:style>
    <style:style style:name="T15" style:family="text">
      <style:text-properties fo:color="#00000a" style:font-name="Arial" officeooo:rsid="011f2102" style:font-name-asian="Arial" style:font-name-complex="Arial"/>
    </style:style>
    <style:style style:name="T16" style:family="text">
      <style:text-properties fo:color="#00000a" style:font-name="Arial" officeooo:rsid="0120a268" style:font-name-asian="Arial" style:font-name-complex="Arial"/>
    </style:style>
    <style:style style:name="T17" style:family="text">
      <style:text-properties fo:color="#00000a" style:font-name="Arial" officeooo:rsid="0132af61" style:font-name-asian="Arial" style:font-name-complex="Arial"/>
    </style:style>
    <style:style style:name="T18" style:family="text">
      <style:text-properties fo:color="#00000a" style:font-name="Arial" style:font-name-asian="Arial" style:font-size-asian="9.5pt" style:font-name-complex="Arial" style:font-size-complex="9.5pt"/>
    </style:style>
    <style:style style:name="T19" style:family="text">
      <style:text-properties fo:color="#00000a" style:font-name="Arial" officeooo:rsid="002cc7d6" style:font-name-asian="Arial" style:font-size-asian="9.5pt" style:font-name-complex="Arial" style:font-size-complex="9.5pt"/>
    </style:style>
    <style:style style:name="T20" style:family="text">
      <style:text-properties fo:color="#00000a" style:font-name="Arial" officeooo:rsid="00013952" style:font-name-asian="Arial" style:font-size-asian="9.5pt" style:font-name-complex="Arial" style:font-size-complex="9.5pt"/>
    </style:style>
    <style:style style:name="T21" style:family="text">
      <style:text-properties fo:color="#00000a" style:font-name="Arial" officeooo:rsid="0045c6b7" style:font-name-asian="Arial" style:font-size-asian="9.5pt" style:font-name-complex="Arial" style:font-size-complex="9.5pt"/>
    </style:style>
    <style:style style:name="T22" style:family="text">
      <style:text-properties fo:color="#00000a" style:font-name="Arial" officeooo:rsid="003d39c9" style:font-name-asian="Arial" style:font-size-asian="9.5pt" style:font-name-complex="Arial" style:font-size-complex="9.5pt"/>
    </style:style>
    <style:style style:name="T23" style:family="text">
      <style:text-properties fo:color="#00000a" style:font-name="Arial" officeooo:rsid="00315824" style:font-name-asian="Arial" style:font-size-asian="9.5pt" style:font-name-complex="Arial" style:font-size-complex="9.5pt"/>
    </style:style>
    <style:style style:name="T24" style:family="text">
      <style:text-properties fo:color="#00000a" style:font-name="Arial" officeooo:rsid="0031552b" style:font-name-asian="Arial" style:font-size-asian="9.5pt" style:font-name-complex="Arial" style:font-size-complex="9.5pt"/>
    </style:style>
    <style:style style:name="T25" style:family="text">
      <style:text-properties fo:color="#00000a" style:font-name="Arial" officeooo:rsid="006d27dd" style:font-name-asian="Arial" style:font-size-asian="9.5pt" style:font-name-complex="Arial" style:font-size-complex="9.5pt"/>
    </style:style>
    <style:style style:name="T26" style:family="text">
      <style:text-properties fo:color="#00000a" style:font-name="Arial" officeooo:rsid="0060e905" style:font-name-asian="Arial" style:font-size-asian="9.5pt" style:font-name-complex="Arial" style:font-size-complex="9.5pt"/>
    </style:style>
    <style:style style:name="T27" style:family="text">
      <style:text-properties fo:color="#00000a" style:font-name="Arial" fo:font-weight="bold" style:font-name-asian="Arial" style:font-weight-asian="bold" style:font-name-complex="Arial"/>
    </style:style>
    <style:style style:name="T28" style:family="text">
      <style:text-properties fo:color="#00000a" style:font-name="Arial" fo:font-weight="bold" officeooo:rsid="009a4cc0" style:font-name-asian="Arial" style:font-weight-asian="bold" style:font-name-complex="Arial"/>
    </style:style>
    <style:style style:name="T29" style:family="text">
      <style:text-properties fo:color="#00000a" style:font-name="Arial" fo:font-weight="bold" officeooo:rsid="00c8c232" style:font-name-asian="Arial" style:font-weight-asian="bold" style:font-name-complex="Arial"/>
    </style:style>
    <style:style style:name="T30" style:family="text">
      <style:text-properties fo:color="#00000a" style:font-name="Arial" fo:font-weight="bold" officeooo:rsid="004cd4ed" style:font-name-asian="Arial" style:font-weight-asian="bold" style:font-name-complex="Arial"/>
    </style:style>
    <style:style style:name="T31" style:family="text">
      <style:text-properties fo:color="#00000a" style:font-name="Arial" fo:font-weight="bold" officeooo:rsid="011f2102" style:font-name-asian="Arial" style:font-weight-asian="bold" style:font-name-complex="Arial" style:font-weight-complex="bold"/>
    </style:style>
    <style:style style:name="T32" style:family="text">
      <style:text-properties fo:color="#00000a" style:font-name="Arial" fo:font-size="9.5pt" style:font-name-asian="Arial" style:font-size-asian="9.5pt" style:font-name-complex="Arial" style:font-size-complex="9.5pt"/>
    </style:style>
    <style:style style:name="T33" style:family="text">
      <style:text-properties fo:color="#00000a" style:font-name="Arial" fo:font-size="9.5pt" officeooo:rsid="009fa815" style:font-name-asian="Arial" style:font-size-asian="9.5pt" style:font-name-complex="Arial" style:font-size-complex="9.5pt"/>
    </style:style>
    <style:style style:name="T34" style:family="text">
      <style:text-properties fo:color="#00000a" style:font-name="Arial" fo:font-size="9.5pt" officeooo:rsid="00a09e9d" style:font-name-asian="Arial" style:font-size-asian="9.5pt" style:font-name-complex="Arial" style:font-size-complex="9.5pt"/>
    </style:style>
    <style:style style:name="T35" style:family="text">
      <style:text-properties fo:color="#00000a" style:font-name="Arial" fo:font-size="9.5pt" officeooo:rsid="00ae3626" style:font-name-asian="Arial" style:font-size-asian="9.5pt" style:font-name-complex="Arial" style:font-size-complex="9.5pt"/>
    </style:style>
    <style:style style:name="T36" style:family="text">
      <style:text-properties fo:color="#00000a" style:font-name="Arial" fo:font-size="9.5pt" officeooo:rsid="0068b874" style:font-name-asian="Arial" style:font-size-asian="9.5pt" style:font-name-complex="Arial" style:font-size-complex="9.5pt"/>
    </style:style>
    <style:style style:name="T37" style:family="text">
      <style:text-properties fo:color="#00000a" style:font-name="Arial" fo:font-size="9.5pt" officeooo:rsid="006b6cc6" style:font-name-asian="Arial" style:font-size-asian="9.5pt" style:font-name-complex="Arial" style:font-size-complex="9.5pt"/>
    </style:style>
    <style:style style:name="T38" style:family="text">
      <style:text-properties fo:color="#00000a" style:font-name="Arial" fo:font-size="9.5pt" officeooo:rsid="01291e59" style:font-name-asian="Arial" style:font-size-asian="9.5pt" style:font-name-complex="Arial" style:font-size-complex="9.5pt"/>
    </style:style>
    <style:style style:name="T39" style:family="text">
      <style:text-properties fo:color="#00000a" style:font-name="Arial" fo:font-size="9.5pt" officeooo:rsid="0153e154" style:font-name-asian="Arial" style:font-size-asian="9.5pt" style:font-name-complex="Arial" style:font-size-complex="9.5pt"/>
    </style:style>
    <style:style style:name="T40" style:family="text">
      <style:text-properties fo:color="#00000a" style:font-name="Arial" fo:font-size="9.5pt" fo:font-weight="bold" style:font-name-asian="Arial" style:font-size-asian="9.5pt" style:font-weight-asian="bold" style:font-name-complex="Arial" style:font-size-complex="9.5pt" style:font-weight-complex="bold"/>
    </style:style>
    <style:style style:name="T41" style:family="text">
      <style:text-properties fo:color="#00000a" style:font-name="Arial" fo:font-size="9.5pt" fo:font-weight="bold" officeooo:rsid="012a8004" style:font-name-asian="Arial" style:font-size-asian="9.5pt" style:font-weight-asian="bold" style:font-name-complex="Arial" style:font-size-complex="9.5pt" style:font-weight-complex="bold"/>
    </style:style>
    <style:style style:name="T42" style:family="text">
      <style:text-properties fo:color="#00000a" style:font-name="Arial" fo:font-size="9.5pt" fo:font-weight="bold" officeooo:rsid="01322b9b" style:font-name-asian="Arial" style:font-size-asian="9.5pt" style:font-weight-asian="bold" style:font-name-complex="Arial" style:font-size-complex="9.5pt" style:font-weight-complex="bold"/>
    </style:style>
    <style:style style:name="T43" style:family="text">
      <style:text-properties fo:color="#00000a" style:font-name="Arial" fo:font-size="9.5pt" fo:font-weight="bold" officeooo:rsid="012cdb1e" style:font-name-asian="Arial" style:font-size-asian="9.5pt" style:font-weight-asian="bold" style:font-name-complex="Arial" style:font-size-complex="9.5pt" style:font-weight-complex="bold"/>
    </style:style>
    <style:style style:name="T44" style:family="text">
      <style:text-properties fo:color="#00000a" style:font-name="Arial" fo:font-size="9.5pt" fo:font-weight="bold" officeooo:rsid="002f8fa2" style:font-name-asian="Arial" style:font-size-asian="9.5pt" style:font-weight-asian="bold" style:font-name-complex="Arial" style:font-size-complex="9.5pt" style:font-weight-complex="bold"/>
    </style:style>
    <style:style style:name="T45" style:family="text">
      <style:text-properties fo:color="#00000a" style:font-name="Arial" fo:font-size="9.5pt" fo:font-weight="normal" officeooo:rsid="0129a350" style:font-name-asian="Arial" style:font-size-asian="9.5pt" style:font-weight-asian="normal" style:font-name-complex="Arial" style:font-size-complex="9.5pt" style:font-weight-complex="normal"/>
    </style:style>
    <style:style style:name="T46" style:family="text">
      <style:text-properties fo:color="#00000a" style:font-name="Times New Roman" fo:font-size="12pt" fo:font-weight="bold" style:font-name-asian="Times New Roman" style:font-size-asian="12pt" style:font-weight-asian="bold" style:font-name-complex="Times New Roman"/>
    </style:style>
    <style:style style:name="T47" style:family="text">
      <style:text-properties fo:color="#00000a" style:font-name="Times New Roman" fo:font-size="12pt" fo:font-weight="bold" officeooo:rsid="005998d2" style:font-name-asian="Times New Roman" style:font-size-asian="12pt" style:font-weight-asian="bold" style:font-name-complex="Times New Roman" style:font-size-complex="10pt" style:font-weight-complex="normal"/>
    </style:style>
    <style:style style:name="T48" style:family="text">
      <style:text-properties fo:color="#00000a" style:font-name="Times New Roman" fo:font-size="12pt" fo:font-weight="normal" officeooo:rsid="00756bf9" style:font-name-asian="Times New Roman" style:font-size-asian="12pt" style:font-weight-asian="normal" style:font-name-complex="Times New Roman" style:font-size-complex="10pt" style:font-weight-complex="normal"/>
    </style:style>
    <style:style style:name="T49" style:family="text">
      <style:text-properties fo:color="#00000a" style:font-name="Times New Roman" fo:font-size="12pt" fo:font-weight="normal" officeooo:rsid="002f8fa2" style:font-name-asian="Times New Roman" style:font-size-asian="12pt" style:font-weight-asian="normal" style:font-name-complex="Times New Roman" style:font-weight-complex="normal"/>
    </style:style>
    <style:style style:name="T50" style:family="text">
      <style:text-properties fo:color="#00000a" style:font-name="Times New Roman" fo:font-size="12pt" fo:font-weight="normal" officeooo:rsid="005998d2" style:font-name-asian="Times New Roman" style:font-size-asian="12pt" style:font-weight-asian="normal" style:font-name-complex="Times New Roman" style:font-weight-complex="normal"/>
    </style:style>
    <style:style style:name="T51" style:family="text">
      <style:text-properties fo:color="#00000a" style:font-name="Times New Roman" fo:font-size="12pt" fo:font-weight="normal" officeooo:rsid="010149be" style:font-name-asian="Times New Roman" style:font-size-asian="12pt" style:font-weight-asian="normal" style:font-name-complex="Times New Roman" style:font-weight-complex="normal"/>
    </style:style>
    <style:style style:name="T52" style:family="text">
      <style:text-properties fo:color="#00000a" style:font-name="Times New Roman" fo:font-weight="bold" style:font-name-asian="Times New Roman" style:font-weight-asian="bold" style:font-name-complex="Times New Roman"/>
    </style:style>
    <style:style style:name="T53" style:family="text">
      <style:text-properties fo:color="#00000a" style:font-name="Times New Roman" fo:font-weight="bold" officeooo:rsid="002f8fa2" style:font-name-asian="Times New Roman" style:font-weight-asian="bold" style:font-name-complex="Times New Roman"/>
    </style:style>
    <style:style style:name="T54" style:family="text">
      <style:text-properties fo:color="#00000a" style:font-name="Times New Roman" fo:font-weight="bold" officeooo:rsid="009de176" style:font-name-asian="Times New Roman" style:font-weight-asian="bold" style:font-name-complex="Times New Roman" style:font-weight-complex="normal"/>
    </style:style>
    <style:style style:name="T55" style:family="text">
      <style:text-properties fo:color="#00000a" style:font-name="Times New Roman" fo:font-weight="bold" officeooo:rsid="002f8fa2" style:font-name-asian="Times New Roman" style:font-weight-asian="bold" style:font-name-complex="Times New Roman" style:font-weight-complex="normal"/>
    </style:style>
    <style:style style:name="T56" style:family="text">
      <style:text-properties fo:color="#00000a" style:font-name="Times New Roman" fo:font-weight="bold" officeooo:rsid="00756bf9" style:font-name-asian="Times New Roman" style:font-weight-asian="bold" style:font-name-complex="Times New Roman" style:font-weight-complex="normal"/>
    </style:style>
    <style:style style:name="T57" style:family="text">
      <style:text-properties fo:color="#00000a" style:font-name="Times New Roman" fo:font-weight="bold" officeooo:rsid="00fc222c" style:font-name-asian="Times New Roman" style:font-weight-asian="bold" style:font-name-complex="Times New Roman" style:font-weight-complex="normal"/>
    </style:style>
    <style:style style:name="T58" style:family="text">
      <style:text-properties fo:color="#00000a" style:font-name="Times New Roman" fo:font-weight="bold" officeooo:rsid="01049bee" style:font-name-asian="Times New Roman" style:font-weight-asian="bold" style:font-name-complex="Times New Roman" style:font-weight-complex="normal"/>
    </style:style>
    <style:style style:name="T59" style:family="text">
      <style:text-properties fo:color="#00000a" style:font-name="Times New Roman" fo:font-weight="bold" officeooo:rsid="013a80a7" style:font-name-asian="Times New Roman" style:font-weight-asian="bold" style:font-name-complex="Times New Roman"/>
    </style:style>
    <style:style style:name="T60" style:family="text">
      <style:text-properties fo:color="#00000a" style:font-name="Times New Roman" fo:font-size="14pt" fo:font-weight="normal" style:font-name-asian="Times New Roman" style:font-size-asian="12pt" style:font-weight-asian="normal" style:font-name-complex="Times New Roman" style:font-size-complex="10pt" style:font-weight-complex="normal"/>
    </style:style>
    <style:style style:name="T61" style:family="text">
      <style:text-properties fo:color="#00000a" style:font-name="Times New Roman" fo:font-size="14pt" fo:font-weight="normal" officeooo:rsid="013a80a7" style:font-name-asian="Times New Roman" style:font-size-asian="12pt" style:font-weight-asian="normal" style:font-name-complex="Times New Roman" style:font-size-complex="10pt" style:font-weight-complex="normal"/>
    </style:style>
    <style:style style:name="T62" style:family="text">
      <style:text-properties fo:color="#00000a" style:font-name="Times New Roman" fo:font-size="14pt" fo:font-weight="normal" officeooo:rsid="01694f36" style:font-name-asian="Times New Roman" style:font-size-asian="12pt" style:font-weight-asian="normal" style:font-name-complex="Times New Roman" style:font-size-complex="10pt" style:font-weight-complex="normal"/>
    </style:style>
    <style:style style:name="T63" style:family="text">
      <style:text-properties fo:color="#00000a" style:font-name="Times New Roman" fo:font-size="14pt" fo:font-weight="bold" officeooo:rsid="00fc222c" style:font-name-asian="Times New Roman" style:font-size-asian="12pt" style:font-weight-asian="bold" style:font-name-complex="Times New Roman" style:font-size-complex="10pt" style:font-weight-complex="normal"/>
    </style:style>
    <style:style style:name="T64" style:family="text">
      <style:text-properties fo:color="#00000a" style:font-name="Times New Roman" fo:font-size="14pt" fo:font-weight="bold" officeooo:rsid="002f8fa2" style:font-name-asian="Times New Roman" style:font-size-asian="12pt" style:font-weight-asian="bold" style:font-name-complex="Times New Roman" style:font-size-complex="10pt" style:font-weight-complex="normal"/>
    </style:style>
    <style:style style:name="T65" style:family="text">
      <style:text-properties fo:color="#00000a" style:font-name="Times New Roman" fo:font-size="14pt" fo:font-weight="bold" officeooo:rsid="00756bf9" style:font-name-asian="Times New Roman" style:font-size-asian="12pt" style:font-weight-asian="bold" style:font-name-complex="Times New Roman" style:font-size-complex="10pt" style:font-weight-complex="normal"/>
    </style:style>
    <style:style style:name="T66" style:family="text">
      <style:text-properties fo:font-size="9.5pt" style:font-size-asian="9.5pt"/>
    </style:style>
    <style:style style:name="T67" style:family="text">
      <style:text-properties fo:font-size="9.5pt" officeooo:rsid="00e281a5" style:font-size-asian="9.5pt"/>
    </style:style>
    <style:style style:name="T68" style:family="text">
      <style:text-properties fo:font-size="9.5pt" officeooo:rsid="017ba1f3" style:font-size-asian="9.5pt"/>
    </style:style>
    <style:style style:name="T69" style:family="text">
      <style:text-properties officeooo:rsid="000e5145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0e5145" style:font-weight-asian="normal" style:font-weight-complex="normal"/>
    </style:style>
    <style:style style:name="T72" style:family="text">
      <style:text-properties fo:font-weight="normal" officeooo:rsid="011cdfdb" style:font-weight-asian="normal" style:font-weight-complex="normal"/>
    </style:style>
    <style:style style:name="T73" style:family="text">
      <style:text-properties officeooo:rsid="000fd307"/>
    </style:style>
    <style:style style:name="T74" style:family="text">
      <style:text-properties officeooo:rsid="00127d0f"/>
    </style:style>
    <style:style style:name="T75" style:family="text">
      <style:text-properties officeooo:rsid="002cc7d6"/>
    </style:style>
    <style:style style:name="T76" style:family="text">
      <style:text-properties officeooo:rsid="002fa333"/>
    </style:style>
    <style:style style:name="T77" style:family="text">
      <style:text-properties officeooo:rsid="0034b4f9"/>
    </style:style>
    <style:style style:name="T78" style:family="text">
      <style:text-properties officeooo:rsid="004027d0"/>
    </style:style>
    <style:style style:name="T79" style:family="text">
      <style:text-properties officeooo:rsid="0005aa7e"/>
    </style:style>
    <style:style style:name="T80" style:family="text">
      <style:text-properties officeooo:rsid="00413b30"/>
    </style:style>
    <style:style style:name="T81" style:family="text">
      <style:text-properties fo:font-variant="normal" fo:text-transform="none" fo:color="#212121" style:font-name="Calibri1" fo:font-size="10.5pt" fo:letter-spacing="normal" fo:font-style="normal" fo:font-weight="normal" officeooo:rsid="0045c6b7" style:font-name-asian="Arial" style:font-size-asian="9.5pt" style:font-name-complex="Arial" style:font-size-complex="9.5pt"/>
    </style:style>
    <style:style style:name="T82" style:family="text">
      <style:text-properties fo:font-style="italic" fo:font-weight="bold" style:font-style-asian="italic" style:font-weight-asian="bold" style:font-style-complex="italic" style:font-weight-complex="bold"/>
    </style:style>
    <style:style style:name="T83" style:family="text">
      <style:text-properties fo:font-style="italic" fo:font-weight="bold" officeooo:rsid="0034b4f9" style:font-style-asian="italic" style:font-weight-asian="bold" style:font-style-complex="italic" style:font-weight-complex="bold"/>
    </style:style>
    <style:style style:name="T84" style:family="text">
      <style:text-properties fo:font-style="italic" fo:font-weight="bold" officeooo:rsid="007bc027" style:font-style-asian="italic" style:font-weight-asian="bold" style:font-style-complex="italic" style:font-weight-complex="bold"/>
    </style:style>
    <style:style style:name="T85" style:family="text">
      <style:text-properties fo:font-style="italic" fo:font-weight="bold" officeooo:rsid="00b750ab" style:font-style-asian="italic" style:font-weight-asian="bold" style:font-style-complex="italic" style:font-weight-complex="bold"/>
    </style:style>
    <style:style style:name="T86" style:family="text">
      <style:text-properties fo:font-style="italic" fo:font-weight="bold" officeooo:rsid="00f73003" style:font-style-asian="italic" style:font-weight-asian="bold" style:font-style-complex="italic" style:font-weight-complex="bold"/>
    </style:style>
    <style:style style:name="T87" style:family="text">
      <style:text-properties fo:font-style="italic" fo:font-weight="normal" officeooo:rsid="00b39e76" style:font-style-asian="italic" style:font-weight-asian="normal" style:font-style-complex="italic" style:font-weight-complex="normal"/>
    </style:style>
    <style:style style:name="T88" style:family="text">
      <style:text-properties fo:font-style="italic" officeooo:rsid="0034b4f9" style:font-style-asian="italic" style:font-style-complex="italic"/>
    </style:style>
    <style:style style:name="T89" style:family="text">
      <style:text-properties fo:font-style="italic" officeooo:rsid="007bc027" style:font-style-asian="italic" style:font-style-complex="italic" style:font-weight-complex="bold"/>
    </style:style>
    <style:style style:name="T90" style:family="text">
      <style:text-properties fo:font-style="italic" officeooo:rsid="008d33c8" style:font-style-asian="italic" style:font-style-complex="italic" style:font-weight-complex="bold"/>
    </style:style>
    <style:style style:name="T91" style:family="text">
      <style:text-properties officeooo:rsid="004a8e0d"/>
    </style:style>
    <style:style style:name="T92" style:family="text">
      <style:text-properties officeooo:rsid="005e9fbf"/>
    </style:style>
    <style:style style:name="T93" style:family="text">
      <style:text-properties officeooo:rsid="0066c758"/>
    </style:style>
    <style:style style:name="T94" style:family="text">
      <style:text-properties officeooo:rsid="0076a41b"/>
    </style:style>
    <style:style style:name="T95" style:family="text">
      <style:text-properties officeooo:rsid="0078df4f"/>
    </style:style>
    <style:style style:name="T96" style:family="text">
      <style:text-properties officeooo:rsid="007bc027"/>
    </style:style>
    <style:style style:name="T97" style:family="text">
      <style:text-properties officeooo:rsid="00975c97"/>
    </style:style>
    <style:style style:name="T98" style:family="text">
      <style:text-properties officeooo:rsid="009901a4"/>
    </style:style>
    <style:style style:name="T99" style:family="text">
      <style:text-properties officeooo:rsid="009a4cc0"/>
    </style:style>
    <style:style style:name="T100" style:family="text">
      <style:text-properties fo:font-style="normal" fo:font-weight="normal" officeooo:rsid="00b750ab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d13df6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f73003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fa7944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11bbd11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bold" officeooo:rsid="00cf6808" style:font-style-asian="normal" style:font-weight-asian="bold" style:font-style-complex="normal" style:font-weight-complex="bold"/>
    </style:style>
    <style:style style:name="T106" style:family="text">
      <style:text-properties fo:font-style="normal" officeooo:rsid="007bc027" style:font-style-asian="normal" style:font-style-complex="normal"/>
    </style:style>
    <style:style style:name="T107" style:family="text">
      <style:text-properties officeooo:rsid="009f9785"/>
    </style:style>
    <style:style style:name="T108" style:family="text">
      <style:text-properties officeooo:rsid="009de176"/>
    </style:style>
    <style:style style:name="T109" style:family="text">
      <style:text-properties officeooo:rsid="00b1be4f"/>
    </style:style>
    <style:style style:name="T110" style:family="text">
      <style:text-properties officeooo:rsid="00c0eff2"/>
    </style:style>
    <style:style style:name="T111" style:family="text">
      <style:text-properties officeooo:rsid="00e281a5"/>
    </style:style>
    <style:style style:name="T112" style:family="text">
      <style:text-properties fo:font-size="12pt"/>
    </style:style>
    <style:style style:name="T113" style:family="text">
      <style:text-properties fo:font-size="12pt" fo:font-weight="normal" style:font-weight-asian="normal" style:font-weight-complex="normal"/>
    </style:style>
    <style:style style:name="T114" style:family="text">
      <style:text-properties fo:font-size="12pt" fo:font-weight="normal" officeooo:rsid="010e73bd" style:font-weight-asian="normal" style:font-weight-complex="normal"/>
    </style:style>
    <style:style style:name="T115" style:family="text">
      <style:text-properties fo:font-size="12pt" fo:font-weight="normal" officeooo:rsid="01106bda" style:font-weight-asian="normal" style:font-weight-complex="normal"/>
    </style:style>
    <style:style style:name="T116" style:family="text">
      <style:text-properties fo:font-size="12pt" fo:font-weight="normal" officeooo:rsid="0113a456" style:font-weight-asian="normal" style:font-weight-complex="normal"/>
    </style:style>
    <style:style style:name="T117" style:family="text">
      <style:text-properties fo:font-size="12pt" fo:font-weight="normal" officeooo:rsid="01655225" style:font-weight-asian="normal" style:font-weight-complex="normal"/>
    </style:style>
    <style:style style:name="T118" style:family="text">
      <style:text-properties fo:font-size="12pt" fo:font-weight="normal" officeooo:rsid="013a80a7" style:font-size-asian="12pt" style:font-weight-asian="normal" style:font-size-complex="12pt" style:font-weight-complex="normal"/>
    </style:style>
    <style:style style:name="T119" style:family="text">
      <style:text-properties fo:font-size="12pt" officeooo:rsid="01106bda"/>
    </style:style>
    <style:style style:name="T120" style:family="text">
      <style:text-properties fo:font-size="12pt" officeooo:rsid="010e73bd"/>
    </style:style>
    <style:style style:name="T121" style:family="text">
      <style:text-properties fo:font-size="12pt" officeooo:rsid="0113a456"/>
    </style:style>
    <style:style style:name="T122" style:family="text">
      <style:text-properties fo:font-size="12pt" officeooo:rsid="01655225"/>
    </style:style>
    <style:style style:name="T123" style:family="text">
      <style:text-properties fo:font-size="12pt" officeooo:rsid="013a80a7"/>
    </style:style>
    <style:style style:name="T124" style:family="text">
      <style:text-properties fo:font-size="12pt" officeooo:rsid="017a9e69"/>
    </style:style>
    <style:style style:name="T125" style:family="text">
      <style:text-properties fo:color="#666666" style:font-name="Times New Roman" fo:font-size="8pt" fo:font-weight="normal" officeooo:rsid="00f4fd49" style:font-name-asian="Times New Roman" style:font-size-asian="12pt" style:font-weight-asian="normal" style:font-name-complex="Times New Roman" style:font-size-complex="10pt" style:font-weight-complex="normal"/>
    </style:style>
    <style:style style:name="T126" style:family="text">
      <style:text-properties fo:color="#666666" style:font-name="Times New Roman" fo:font-size="8pt" fo:font-weight="normal" officeooo:rsid="00f58402" style:font-name-asian="Times New Roman" style:font-size-asian="12pt" style:font-weight-asian="normal" style:font-name-complex="Times New Roman" style:font-size-complex="10pt" style:font-weight-complex="normal"/>
    </style:style>
    <style:style style:name="T127" style:family="text">
      <style:text-properties fo:color="#666666" style:font-name="Times New Roman" fo:font-size="8pt" fo:font-weight="normal" officeooo:rsid="00fc222c" style:font-name-asian="Times New Roman" style:font-size-asian="12pt" style:font-weight-asian="normal" style:font-name-complex="Times New Roman" style:font-size-complex="10pt" style:font-weight-complex="normal"/>
    </style:style>
    <style:style style:name="T128" style:family="text">
      <style:text-properties fo:color="#666666" style:font-name="Times New Roman" fo:font-size="8pt" fo:font-weight="normal" officeooo:rsid="00fe07e3" style:font-name-asian="Times New Roman" style:font-size-asian="12pt" style:font-weight-asian="normal" style:font-name-complex="Times New Roman" style:font-size-complex="10pt" style:font-weight-complex="normal"/>
    </style:style>
    <style:style style:name="T129" style:family="text">
      <style:text-properties fo:color="#666666" style:font-name="Times New Roman" fo:font-size="8pt" fo:font-weight="normal" officeooo:rsid="010149be" style:font-name-asian="Times New Roman" style:font-size-asian="12pt" style:font-weight-asian="normal" style:font-name-complex="Times New Roman" style:font-size-complex="10pt" style:font-weight-complex="normal"/>
    </style:style>
    <style:style style:name="T130" style:family="text">
      <style:text-properties fo:color="#666666" style:font-name="Times New Roman" fo:font-size="8pt" fo:font-weight="normal" officeooo:rsid="01049bee" style:font-name-asian="Times New Roman" style:font-size-asian="12pt" style:font-weight-asian="normal" style:font-name-complex="Times New Roman" style:font-size-complex="10pt" style:font-weight-complex="normal"/>
    </style:style>
    <style:style style:name="T131" style:family="text">
      <style:text-properties fo:color="#666666" style:font-name="Times New Roman" fo:font-size="8pt" fo:font-weight="normal" officeooo:rsid="013a80a7" style:font-name-asian="Times New Roman" style:font-size-asian="12pt" style:font-weight-asian="normal" style:font-name-complex="Times New Roman" style:font-size-complex="10pt" style:font-weight-complex="normal"/>
    </style:style>
    <style:style style:name="T132" style:family="text">
      <style:text-properties fo:color="#666666" style:font-name="Times New Roman" fo:font-size="8pt" fo:font-weight="normal" officeooo:rsid="014a26fa" style:font-name-asian="Times New Roman" style:font-size-asian="12pt" style:font-weight-asian="normal" style:font-name-complex="Times New Roman" style:font-size-complex="10pt" style:font-weight-complex="normal"/>
    </style:style>
    <style:style style:name="T133" style:family="text">
      <style:text-properties fo:color="#666666" style:font-name="Times New Roman" fo:font-size="8pt" fo:font-weight="normal" officeooo:rsid="0169e43e" style:font-name-asian="Times New Roman" style:font-size-asian="12pt" style:font-weight-asian="normal" style:font-name-complex="Times New Roman" style:font-size-complex="10pt" style:font-weight-complex="normal"/>
    </style:style>
    <style:style style:name="T134" style:family="text">
      <style:text-properties fo:color="#666666" style:font-name="Times New Roman" fo:font-size="8pt" fo:font-weight="normal" style:font-name-asian="Times New Roman" style:font-size-asian="12pt" style:font-weight-asian="normal" style:font-name-complex="Times New Roman" style:font-weight-complex="normal"/>
    </style:style>
    <style:style style:name="T135" style:family="text">
      <style:text-properties fo:color="#666666" style:font-name="Times New Roman" fo:font-size="8pt" fo:font-weight="normal" officeooo:rsid="00f4fd49" style:font-name-asian="Times New Roman" style:font-size-asian="12pt" style:font-weight-asian="normal" style:font-name-complex="Times New Roman" style:font-weight-complex="normal"/>
    </style:style>
    <style:style style:name="T136" style:family="text">
      <style:text-properties fo:color="#666666" style:font-name="Times New Roman" fo:font-size="8pt" fo:font-weight="normal" officeooo:rsid="0109b637" style:font-name-asian="Times New Roman" style:font-size-asian="12pt" style:font-weight-asian="normal" style:font-name-complex="Times New Roman" style:font-weight-complex="normal"/>
    </style:style>
    <style:style style:name="T137" style:family="text">
      <style:text-properties fo:color="#666666" style:font-name="Times New Roman" fo:font-size="8pt" fo:font-weight="normal" officeooo:rsid="00f58402" style:font-name-asian="Times New Roman" style:font-size-asian="12pt" style:font-weight-asian="normal" style:font-name-complex="Times New Roman" style:font-weight-complex="normal"/>
    </style:style>
    <style:style style:name="T138" style:family="text">
      <style:text-properties fo:color="#666666" style:font-name="Times New Roman" fo:font-size="8pt" fo:font-weight="normal" officeooo:rsid="00fe07e3" style:font-name-asian="Times New Roman" style:font-size-asian="12pt" style:font-weight-asian="normal" style:font-name-complex="Times New Roman" style:font-weight-complex="normal"/>
    </style:style>
    <style:style style:name="T139" style:family="text">
      <style:text-properties fo:color="#666666" style:font-name="Times New Roman" fo:font-size="8pt" fo:font-weight="normal" officeooo:rsid="00fc222c" style:font-name-asian="Times New Roman" style:font-size-asian="12pt" style:font-weight-asian="normal" style:font-name-complex="Times New Roman" style:font-weight-complex="normal"/>
    </style:style>
    <style:style style:name="T140" style:family="text">
      <style:text-properties fo:color="#666666" style:font-name="Times New Roman" fo:font-size="8pt" fo:font-weight="normal" officeooo:rsid="010149be" style:font-name-asian="Times New Roman" style:font-size-asian="12pt" style:font-weight-asian="normal" style:font-name-complex="Times New Roman" style:font-weight-complex="normal"/>
    </style:style>
    <style:style style:name="T141" style:family="text">
      <style:text-properties fo:color="#666666" style:font-name="Times New Roman" fo:font-size="8pt" fo:font-weight="normal" officeooo:rsid="010e73bd" style:font-name-asian="Times New Roman" style:font-size-asian="12pt" style:font-weight-asian="normal" style:font-name-complex="Times New Roman" style:font-weight-complex="normal"/>
    </style:style>
    <style:style style:name="T142" style:family="text">
      <style:text-properties fo:color="#666666" style:font-name="Times New Roman" fo:font-size="8pt" fo:font-weight="normal" officeooo:rsid="01105210" style:font-name-asian="Times New Roman" style:font-size-asian="12pt" style:font-weight-asian="normal" style:font-name-complex="Times New Roman" style:font-weight-complex="normal"/>
    </style:style>
    <style:style style:name="T143" style:family="text">
      <style:text-properties fo:color="#666666" style:font-name="Times New Roman" fo:font-size="8pt" fo:font-weight="normal" officeooo:rsid="01106bda" style:font-name-asian="Times New Roman" style:font-size-asian="12pt" style:font-weight-asian="normal" style:font-name-complex="Times New Roman" style:font-weight-complex="normal"/>
    </style:style>
    <style:style style:name="T144" style:family="text">
      <style:text-properties fo:color="#666666" style:font-name="Times New Roman" fo:font-size="8pt" fo:font-weight="normal" officeooo:rsid="0113a456" style:font-name-asian="Times New Roman" style:font-size-asian="12pt" style:font-weight-asian="normal" style:font-name-complex="Times New Roman" style:font-weight-complex="normal"/>
    </style:style>
    <style:style style:name="T145" style:family="text">
      <style:text-properties fo:color="#666666" style:font-name="Times New Roman" fo:font-size="8pt" fo:font-weight="normal" officeooo:rsid="01155d05" style:font-name-asian="Times New Roman" style:font-size-asian="12pt" style:font-weight-asian="normal" style:font-name-complex="Times New Roman" style:font-weight-complex="normal"/>
    </style:style>
    <style:style style:name="T146" style:family="text">
      <style:text-properties fo:color="#666666" style:font-name="Times New Roman" fo:font-size="8pt" fo:font-weight="normal" officeooo:rsid="013a80a7" style:font-name-asian="Times New Roman" style:font-size-asian="12pt" style:font-weight-asian="normal" style:font-name-complex="Times New Roman" style:font-weight-complex="normal"/>
    </style:style>
    <style:style style:name="T147" style:family="text">
      <style:text-properties fo:color="#666666" style:font-name="Times New Roman" fo:font-size="8pt" fo:font-weight="normal" officeooo:rsid="017a9e69" style:font-name-asian="Times New Roman" style:font-size-asian="12pt" style:font-weight-asian="normal" style:font-name-complex="Times New Roman" style:font-weight-complex="normal"/>
    </style:style>
    <style:style style:name="T148" style:family="text">
      <style:text-properties fo:color="#666666" style:font-name="Times New Roman" fo:font-size="12pt" fo:font-weight="normal" officeooo:rsid="010149be" style:font-name-asian="Times New Roman" style:font-size-asian="12pt" style:font-weight-asian="normal" style:font-name-complex="Times New Roman" style:font-weight-complex="normal"/>
    </style:style>
    <style:style style:name="T149" style:family="text">
      <style:text-properties officeooo:rsid="010e73bd"/>
    </style:style>
    <style:style style:name="T150" style:family="text">
      <style:text-properties officeooo:rsid="0139930d"/>
    </style:style>
    <style:style style:name="T151" style:family="text">
      <style:text-properties officeooo:rsid="013a80a7"/>
    </style:style>
    <style:style style:name="T152" style:family="text">
      <style:text-properties fo:color="#000000" style:font-name="Times New Roman" fo:font-size="12pt" officeooo:rsid="010149be" style:font-name-asian="Times New Roman" style:font-size-asian="12pt" style:font-name-complex="Times New Roman"/>
    </style:style>
    <style:style style:name="T153" style:family="text">
      <style:text-properties fo:color="#000000" style:font-name="Times New Roman" fo:font-size="12pt" fo:font-weight="normal" officeooo:rsid="010149be" style:font-name-asian="Times New Roman" style:font-size-asian="12pt" style:font-weight-asian="normal" style:font-name-complex="Times New Roman" style:font-weight-complex="normal"/>
    </style:style>
    <style:style style:name="T154" style:family="text">
      <style:text-properties officeooo:rsid="0145c999"/>
    </style:style>
    <style:style style:name="T155" style:family="text">
      <style:text-properties officeooo:rsid="0148d2cf"/>
    </style:style>
    <style:style style:name="T156" style:family="text">
      <style:text-properties officeooo:rsid="01498913"/>
    </style:style>
    <style:style style:name="T157" style:family="text">
      <style:text-properties officeooo:rsid="014b32cd"/>
    </style:style>
    <style:style style:name="T158" style:family="text">
      <style:text-properties officeooo:rsid="014d37c6"/>
    </style:style>
    <style:style style:name="T159" style:family="text">
      <style:text-properties officeooo:rsid="0150351a"/>
    </style:style>
    <style:style style:name="T160" style:family="text">
      <style:text-properties officeooo:rsid="0150604c"/>
    </style:style>
    <style:style style:name="T161" style:family="text">
      <style:text-properties officeooo:rsid="01526860"/>
    </style:style>
    <style:style style:name="T162" style:family="text">
      <style:text-properties officeooo:rsid="0152d436"/>
    </style:style>
    <style:style style:name="T163" style:family="text">
      <style:text-properties officeooo:rsid="01670a28"/>
    </style:style>
    <style:style style:name="T164" style:family="text">
      <style:text-properties officeooo:rsid="016b4687"/>
    </style:style>
    <style:style style:name="T165" style:family="text">
      <style:text-properties officeooo:rsid="016cbcdd"/>
    </style:style>
    <style:style style:name="T166" style:family="text">
      <style:text-properties officeooo:rsid="016f28fc"/>
    </style:style>
    <style:style style:name="T167" style:family="text">
      <style:text-properties officeooo:rsid="016f32b4"/>
    </style:style>
    <style:style style:name="T168" style:family="text">
      <style:text-properties officeooo:rsid="0171c428"/>
    </style:style>
    <style:style style:name="T169" style:family="text">
      <style:text-properties officeooo:rsid="01742e20"/>
    </style:style>
    <style:style style:name="T170" style:family="text">
      <style:text-properties officeooo:rsid="017749a2"/>
    </style:style>
    <style:style style:name="T171" style:family="text">
      <style:text-properties officeooo:rsid="0179e365"/>
    </style:style>
    <style:style style:name="T172" style:family="text">
      <style:text-properties officeooo:rsid="017a9e69"/>
    </style:style>
    <style:style style:name="T173" style:family="text">
      <style:text-properties fo:font-size="2pt" officeooo:rsid="017ba1f3" style:font-size-asian="2pt" style:font-size-complex="2pt"/>
    </style:style>
    <style:style style:name="T174" style:family="text">
      <style:text-properties fo:font-size="10pt" fo:font-weight="bold" style:font-size-asian="8pt" style:font-weight-asian="bold" style:font-size-complex="10pt" style:font-weight-complex="bold"/>
    </style:style>
    <style:style style:name="T175" style:family="text">
      <style:text-properties fo:font-size="10pt" style:font-size-asian="8pt" style:font-size-complex="10pt"/>
    </style:style>
    <style:style style:name="T176" style:family="text">
      <style:text-properties fo:color="#3399ff" style:font-name="Arial" fo:font-size="13pt" fo:font-style="normal" fo:font-weight="bold" style:font-size-asian="11pt" style:font-style-asian="normal" style:font-weight-asian="bold" style:font-size-complex="13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ffff" draw:fill="solid" draw:fill-color="#e3e3e3" draw:textarea-horizontal-align="justify" draw:textarea-vertical-align="middle" draw:auto-grow-height="false" fo:min-height="2.157cm" fo:min-width="20.9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ffffff" draw:fill="none" draw:fill-color="#ffffff" fo:min-height="3.4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text:bookmark text:name="page1"/>Graham Turner</text:p>
      <text:p text:style-name="P54">AWS Certified DevOps Engineer and Python Institute Certified Python Developer</text:p>
      <text:p text:style-name="P52"/>
      <text:p text:style-name="P57">An experienced <text:span text:style-name="T82">Hands On</text:span><text:span text:style-name="T77"> Senior </text:span><text:span text:style-name="T83">DevOps</text:span><text:span text:style-name="T77"> </text:span><text:span text:style-name="T88">Engineer</text:span><text:span text:style-name="T77"> and </text:span><text:span text:style-name="T84">Python</text:span><text:span text:style-name="T89"> </text:span><text:span text:style-name="T87">Developer </text:span><text:span text:style-name="T100">with </text:span><text:span text:style-name="T105">15 years+</text:span><text:span text:style-name="T100"> experience, </text:span><text:span text:style-name="T103">in</text:span><text:span text:style-name="T104">cluding</text:span><text:span text:style-name="T106"> </text:span><text:span text:style-name="T96">Architecting and delivering </text:span><text:span text:style-name="T84">AWS</text:span><text:span text:style-name="T96"> and </text:span><text:span text:style-name="T84">GCP</text:span><text:span text:style-name="T96"> public cloud hosted </text:span><text:span text:style-name="T89">GitOps</text:span><text:span text:style-name="T96"> solutions based around </text:span><text:span text:style-name="T84">Linux</text:span><text:span text:style-name="T96">, </text:span><text:span text:style-name="T84">Terraform</text:span><text:span text:style-name="T96">, </text:span><text:span text:style-name="T84">Kubernetes</text:span><text:span text:style-name="T89">, </text:span><text:span text:style-name="T90">Helm</text:span><text:span text:style-name="T96"> and </text:span><text:span text:style-name="T84">Docker, </text:span><text:span text:style-name="T102">alongside</text:span><text:span text:style-name="T86"> </text:span><text:span text:style-name="T101">developing <text:s/></text:span><text:span text:style-name="T85">Javascript</text:span><text:span text:style-name="T100">, </text:span><text:span text:style-name="T85">React js</text:span><text:span text:style-name="T100">, </text:span><text:span text:style-name="T85">Golang</text:span><text:span text:style-name="T100"> and </text:span><text:span text:style-name="T85">ML </text:span><text:span text:style-name="T101">applications</text:span></text:p>
      <text:p text:style-name="P58"/>
      <text:p text:style-name="P52"><draw:frame draw:style-name="fr1" draw:name="Image2" text:anchor-type="paragraph" svg:x="0.026cm" svg:y="0.254cm" svg:width="0.66cm" svg:height="0.469cm" draw:z-index="3"><draw:image xlink:href="Pictures/100000000000002D00000020C97D3117E6AD0AD5.png" xlink:type="simple" xlink:show="embed" xlink:actuate="onLoad"/></draw:frame><draw:frame draw:style-name="fr1" draw:name="Image6" text:anchor-type="paragraph" svg:x="8.647cm" svg:y="0.238cm" svg:width="0.497cm" svg:height="0.497cm" draw:z-index="8"><draw:image xlink:href="Pictures/1000000000000022000000224DB2F88B8E2C7E25.png" xlink:type="simple" xlink:show="embed" xlink:actuate="onLoad"/></draw:frame><draw:frame text:anchor-type="paragraph" draw:z-index="1" draw:name="Shape2" draw:style-name="gr2" draw:text-style-name="P105" svg:width="6.792cm" svg:height="0.623cm" svg:x="0.277cm" svg:y="0.252cm"><draw:text-box><text:p>GrahamTurnerNew@hotmail.com</text:p></draw:text-box></draw:frame><draw:frame text:anchor-type="paragraph" draw:z-index="2" draw:name="Shape3" draw:style-name="gr3" draw:text-style-name="P105" svg:width="3.7cm" svg:height="0.615cm" svg:x="8.8cm" svg:y="0.235cm"><draw:text-box><text:p>+44 (0) 7581719489</text:p></draw:text-box></draw:frame><draw:custom-shape text:anchor-type="paragraph" draw:z-index="0" draw:name="Shape1" draw:style-name="gr1" draw:text-style-name="P104" svg:width="20.982cm" svg:height="2.158cm" svg:x="-2.028cm" svg:y="-0.067cm"><text:p/><draw:enhanced-geometry svg:viewBox="0 0 21600 21600" draw:type="rectangle" draw:enhanced-path="M 0 0 L 21600 0 21600 21600 0 21600 0 0 Z N"/></draw:custom-shape></text:p>
      <text:p text:style-name="P52"/>
      <text:p text:style-name="P52"><draw:frame draw:style-name="fr1" draw:name="Image5" text:anchor-type="paragraph" svg:x="0.115cm" svg:y="0.044cm" svg:width="0.46cm" svg:height="0.633cm" draw:z-index="5"><draw:image xlink:href="Pictures/100000000000001800000021B09045C68E057466.png" xlink:type="simple" xlink:show="embed" xlink:actuate="onLoad"/></draw:frame><draw:frame draw:style-name="fr1" draw:name="Image7" text:anchor-type="paragraph" svg:x="8.703cm" svg:y="0.143cm" svg:width="0.443cm" svg:height="0.474cm" draw:z-index="4"><draw:image xlink:href="Pictures/10000000000000B9000000C62E558743265D8633.png" xlink:type="simple" xlink:show="embed" xlink:actuate="onLoad"/></draw:frame><draw:frame text:anchor-type="paragraph" draw:z-index="6" draw:name="Shape2" draw:style-name="gr4" draw:text-style-name="P106" svg:width="7.009cm" svg:height="0.65cm" svg:x="0.388cm" svg:y="0.141cm"><draw:text-box><text:p><text:span text:style-name="T112">UK Remote, Hybrid Cambridge London</text:span></text:p></draw:text-box></draw:frame><draw:frame text:anchor-type="paragraph" draw:z-index="7" draw:name="Shape3" draw:style-name="gr5" draw:text-style-name="P106" svg:width="6.095cm" svg:height="0.489cm" svg:x="8.911cm" svg:y="0.141cm"><draw:text-box><text:p><text:span text:style-name="T112">Github.com/backenddeveloper/cv</text:span></text:p></draw:text-box></draw:frame></text:p>
      <text:p text:style-name="P53"/>
      <text:p text:style-name="P36"><draw:frame text:anchor-type="paragraph" draw:z-index="11" draw:name="Shape4" draw:style-name="gr6" draw:text-style-name="P108" svg:width="5.469cm" svg:height="3.47cm" svg:x="11.307cm" svg:y="1.416cm"><draw:text-box><text:p text:style-name="P107"><text:span text:style-name="T174">Python Development</text:span></text:p><text:p text:style-name="P107"><text:span text:style-name="T175">Python 3.12, FastAPI,OpenTelemetry, Poetry, Pytest, PyTorch, Scikit, TensorFlow, Keras, Pandas, Flask</text:span></text:p><text:p text:style-name="P107"/><text:p text:style-name="P107"><text:span text:style-name="T174">Full Stack Development</text:span></text:p><text:p text:style-name="P107"><text:span text:style-name="T175">Node, React.js, Next.js, Typescript, TDD, CSS, UI/UX</text:span></text:p></draw:text-box></draw:frame><draw:frame text:anchor-type="paragraph" draw:z-index="10" draw:name="Shape4" draw:style-name="gr6" draw:text-style-name="P108" svg:width="5.469cm" svg:height="3.47cm" svg:x="5.646cm" svg:y="1.416cm"><draw:text-box><text:p text:style-name="P107"><text:span text:style-name="T174">DevOps</text:span></text:p><text:p text:style-name="P107"><text:span text:style-name="T175">CI/CD, Monitoring, Infrastructure as Code, Configuration Management, Networks, Linux Security</text:span></text:p><text:p text:style-name="P107"/><text:p text:style-name="P107"><text:span text:style-name="T174">Security</text:span></text:p><text:p text:style-name="P107"><text:span text:style-name="T175">Pentesting, ISO27001, Auditing Best Practices, vulnerability management</text:span></text:p></draw:text-box></draw:frame><draw:frame text:anchor-type="paragraph" draw:z-index="9" draw:name="Shape4" draw:style-name="gr6" draw:text-style-name="P108" svg:width="5.469cm" svg:height="3.47cm" svg:x="-0.016cm" svg:y="1.416cm"><draw:text-box><text:p text:style-name="P107"><text:span text:style-name="T174">Public Cloud</text:span></text:p><text:p text:style-name="P107"><text:span text:style-name="T175">AWS, Well Architected, Control Tower, Security Hub, EC2, EKS, RDS, Glue, GCP, GKE</text:span></text:p><text:p text:style-name="P107"/><text:p text:style-name="P107"><text:span text:style-name="T174">Containerization</text:span></text:p><text:p text:style-name="P107"><text:span text:style-name="T175">Kubernetes, Docker, Nomad, Helm</text:span></text:p></draw:text-box></draw:frame></text:p>
      <text:p text:style-name="P36"><draw:frame text:anchor-type="paragraph" draw:z-index="12" draw:name="Shape5" draw:style-name="gr7" draw:text-style-name="P110" svg:width="6.855cm" svg:height="0.53cm" svg:x="-0.086cm" svg:y="0.019cm"><draw:text-box><text:p text:style-name="P109"><text:span text:style-name="T176">Core Skills Profile</text:span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draw:frame text:anchor-type="paragraph" draw:z-index="13" draw:name="Shape5" draw:style-name="gr7" draw:text-style-name="P110" svg:width="6.855cm" svg:height="0.53cm" svg:x="-5.542cm" svg:y="0.152cm"><draw:text-box><text:p text:style-name="P109"><text:span text:style-name="T176">Work Experience</text:span></text:p></draw:text-box></draw:frame></text:p>
      <text:p text:style-name="P71"/>
      <text:p text:style-name="P79"><text:span text:style-name="T59">S</text:span><text:span text:style-name="T52">enior AI implementation Engineer</text:span></text:p>
      <text:p text:style-name="P80"><text:span text:style-name="T62">Motion Capture Systems</text:span><text:span text:style-name="T60"> <text:s/></text:span><text:span text:style-name="T125">0</text:span><text:span text:style-name="T133">2</text:span><text:span text:style-name="T125">/202</text:span><text:span text:style-name="T133">4 </text:span><text:span text:style-name="T125">– Current <text:s text:c="2"/></text:span><text:span text:style-name="T127">~</text:span><text:span text:style-name="T132">1</text:span><text:span text:style-name="T127"> year</text:span></text:p>
      <text:p text:style-name="P72"/>
      <text:list xml:id="list3973978543550450846" text:style-name="L1">
        <text:list-item>
          <text:p text:style-name="P83">Development, <text:span text:style-name="T165">deployment, and tuning </text:span>of <text:span text:style-name="T164">AI image generation systems for Hollywood Film Production</text:span></text:p>
        </text:list-item>
        <text:list-item>
          <text:p text:style-name="P94">LLM product accelleration, <text:span text:style-name="T168">OpenAI </text:span>prompt engineering Langchain/Langsmith, <text:span text:style-name="T166">HFT, RLHF, Drift analysis</text:span></text:p>
        </text:list-item>
        <text:list-item>
          <text:p text:style-name="P95">AWS systems engineering, Sagemaker <text:span text:style-name="T167">MLOps,</text:span> Lambda@Edge, Snowflake, Rekognition, Greengrass</text:p>
        </text:list-item>
        <text:list-item>
          <text:p text:style-name="P97">Designing CI/CD (Kubernetes, GitLab CI, ArgoCD);<text:span text:style-name="T171">continuous tuning </text:span>AutoML pipelines (Kubeflow, Airflow)</text:p>
        </text:list-item>
        <text:list-item>
          <text:p text:style-name="P96">Python dev<text:span text:style-name="T172">elopment</text:span> code review, API design, security analysis system/code architecture, <text:span text:style-name="T170">test automation<text:line-break/></text:span></text:p>
        </text:list-item>
      </text:list>
      <text:p text:style-name="P41"><text:span text:style-name="T52">Lead </text:span><text:span text:style-name="T59">DevOps Engineer</text:span></text:p>
      <text:p text:style-name="P45"><text:span text:style-name="T61">Times Higher Education</text:span><text:span text:style-name="T60"> <text:s/></text:span><text:span text:style-name="T125">0</text:span><text:span text:style-name="T131">1</text:span><text:span text:style-name="T125">/202</text:span><text:span text:style-name="T131">3</text:span><text:span text:style-name="T125"> – </text:span><text:span text:style-name="T133">02/2024</text:span><text:span text:style-name="T125"> <text:s text:c="2"/></text:span><text:span text:style-name="T127">~</text:span><text:span text:style-name="T132">1</text:span><text:span text:style-name="T127"> year</text:span></text:p>
      <text:p text:style-name="P21"/>
      <text:list xml:id="list230257672453719" text:continue-numbering="true" text:style-name="L1">
        <text:list-item>
          <text:p text:style-name="P81">Development of applications in Python 3.1<text:span text:style-name="T109">2</text:span> with FastAPI, OpenTelemetry, <text:span text:style-name="T155">TensorFlow</text:span>, Behave, Pytest</text:p>
        </text:list-item>
        <text:list-item>
          <text:p text:style-name="P84">Develo<text:span text:style-name="T156">ping</text:span> FullStack Javascript, <text:span text:style-name="T160">Node, </text:span>React, <text:span text:style-name="T154">Next.js</text:span>, Typescript, <text:span text:style-name="T154">Webassembly, API integration</text:span></text:p>
        </text:list-item>
        <text:list-item>
          <text:p text:style-name="P86">Managing, Provisioning, <text:span text:style-name="T159">M</text:span>igrating <text:span text:style-name="T159">HA C</text:span>loud <text:span text:style-name="T161">I</text:span>nfrustructure, I<text:span text:style-name="T163">a</text:span>C, AWS EC2, ECS, EKS, S3, <text:span text:style-name="T162">R53 </text:span>Terraform</text:p>
        </text:list-item>
        <text:list-item>
          <text:p text:style-name="P87">Architecting <text:span text:style-name="T157">shift-left CI/CD pipelines for value delivery, branch builds, on-demand end-to-end testing envs</text:span></text:p>
        </text:list-item>
        <text:list-item>
          <text:p text:style-name="P88"><text:span text:style-name="T108">I</text:span>mplementing DevOps <text:span text:style-name="T107">processes and leading DevOps </text:span>culture, <text:span text:style-name="T107">driving MLOps for security and marketing</text:span></text:p>
        </text:list-item>
        <text:list-item>
          <text:p text:style-name="P91">Automati<text:span text:style-name="T158">ng</text:span> dev-experience using Kubernetes, Docker, K8s Helm, Github Actions and Artifact workflows</text:p>
        </text:list-item>
        <text:list-item>
          <text:p text:style-name="P98"><text:span text:style-name="T35">Implementation</text:span><text:span text:style-name="T32"> of monitoring, alerting, self-healing and sys-visibility, Cloudwatch, NewRelic, Prometheus</text:span></text:p>
        </text:list-item>
        <text:list-item>
          <text:p text:style-name="P99"><text:span text:style-name="T34">I</text:span><text:span text:style-name="T32">n this role </text:span><text:span text:style-name="T40">I reduced cloud spend by over 80%</text:span><text:span text:style-name="T32"> for the </text:span><text:span text:style-name="T39">company</text:span><text:span text:style-name="T32"> </text:span><text:span text:style-name="T38">through cost optimisation</text:span></text:p>
        </text:list-item>
        <text:list-item>
          <text:p text:style-name="P100"><text:span text:style-name="T40">I implemented the first testable Disaster Recovery Strategy</text:span><text:span text:style-name="T45">, after successful incident management</text:span></text:p>
        </text:list-item>
        <text:list-item>
          <text:p text:style-name="P101"><text:span text:style-name="T40">I streamlined release management, reducing release time by 60% and </text:span><text:span text:style-name="T41">release </text:span><text:span text:style-name="T40">failures by </text:span><text:span text:style-name="T42">7</text:span><text:span text:style-name="T40">0%+</text:span></text:p>
        </text:list-item>
        <text:list-item>
          <text:p text:style-name="P101"><text:span text:style-name="T44">I </text:span><text:span text:style-name="T43">implemented Developer-Ops culture through training, documentation and agile practices</text:span></text:p>
        </text:list-item>
      </text:list>
      <text:p text:style-name="P40"><text:span text:style-name="T53">T</text:span><text:span text:style-name="T52">echnical Lead</text:span></text:p>
      <text:p text:style-name="P44"><text:span text:style-name="T60">Click <text:s/></text:span><text:span text:style-name="T125">04/2022 – </text:span><text:span text:style-name="T131">01/2023</text:span><text:span text:style-name="T125"> <text:s text:c="2"/></text:span><text:span text:style-name="T127">~2 years</text:span></text:p>
      <text:p text:style-name="P20"/>
      <text:list xml:id="list230259483266108" text:continue-numbering="true" text:style-name="L1">
        <text:list-item>
          <text:p text:style-name="P82">Development of applications in Python 3.1<text:span text:style-name="T150">0</text:span> with <text:span text:style-name="T150">Flask</text:span>, <text:span text:style-name="T150">Uvicorn</text:span>, OpenTelemetry, Airflow, Behave, Pytest</text:p>
        </text:list-item>
        <text:list-item>
          <text:p text:style-name="P85">Development of applications with FullStack Javascript, React, <text:span text:style-name="T150">Vercel</text:span>, WebAssembly (Golang), Typescript</text:p>
        </text:list-item>
        <text:list-item>
          <text:p text:style-name="P89"><text:span text:style-name="T108">I</text:span>mplementing DevOps <text:span text:style-name="T107">processes and leading DevOps </text:span>culture, <text:span text:style-name="T107">driving CI/CD value delivery, monitoring</text:span></text:p>
        </text:list-item>
        <text:list-item>
          <text:p text:style-name="P92">Delivering Highly Available Kubernetes environments based on AWS EKS <text:span text:style-name="T110">and GCP GKE </text:span>with Terraform.</text:p>
        </text:list-item>
        <text:list-item>
          <text:p text:style-name="P93">Automation of developer-experience using Docker, AWS, K8s Helm, Github Actions and Artifact workflows</text:p>
        </text:list-item>
        <text:list-item>
          <text:p text:style-name="P102"><text:span text:style-name="T33">A</text:span><text:span text:style-name="T32">WS cloud administration </text:span><text:span text:style-name="T34">and governance for ISO27001. EC2, IAM, RDS, Lambda, ControlTower, R53</text:span></text:p>
          <text:p text:style-name="P102"><text:span text:style-name="T34"/></text:p>
        </text:list-item>
      </text:list>
      <text:p text:style-name="P11"/>
      <text:p text:style-name="P42"><text:soft-page-break/><text:span text:style-name="T54">Lead</text:span><text:span text:style-name="T55"> </text:span><text:span text:style-name="T56">DevOps Engineer</text:span></text:p>
      <text:p text:style-name="P37"><text:span text:style-name="T48">Optibrium BioPharma</text:span><text:span text:style-name="T47"> </text:span><text:span text:style-name="T125">0</text:span><text:span text:style-name="T126">8/2019 – 04/</text:span><text:span text:style-name="T125">2022 <text:s/></text:span><text:span text:style-name="T127">~3 years</text:span></text:p>
      <text:p text:style-name="P19"/>
      <text:list xml:id="list230258595170560" text:continue-numbering="true" text:style-name="L1">
        <text:list-item>
          <text:p text:style-name="P90">Developing, implementing and architecting DevOps culture and CI/CD based around AWS automation.</text:p>
        </text:list-item>
        <text:list-item>
          <text:p text:style-name="P60"><text:span text:style-name="T98">O</text:span>perations around HA SRE workflows using <text:span text:style-name="T94">Nomad, </text:span>Kubernetes <text:span text:style-name="T92">on AWS, GCP</text:span>, <text:span text:style-name="T93">HELM </text:span>Docker,<text:span text:style-name="T92"> Terraform</text:span></text:p>
        </text:list-item>
        <text:list-item>
          <text:p text:style-name="P61">Developing and maintating DataScience/ A.I. applications using Python, Golang, <text:span text:style-name="T97">Rust and</text:span> web-assembly.</text:p>
        </text:list-item>
        <text:list-item>
          <text:p text:style-name="P74"><text:span text:style-name="T18">Hosting of high volume events streaming workflows using Celery, Spark, Redis, </text:span><text:span text:style-name="T26">and fullstack Javascript.</text:span></text:p>
        </text:list-item>
        <text:list-item>
          <text:p text:style-name="P62">Building of self-healing automated continuously deployed systems based around intelligent monitoring.</text:p>
        </text:list-item>
        <text:list-item>
          <text:p text:style-name="P63">Multi-cloud governance, security <text:span text:style-name="T95">testing </text:span>and auditing. SIEM and monitoring with prometheus and ELK</text:p>
        </text:list-item>
        <text:list-item>
          <text:p text:style-name="P64">WebApp development with Node, Javascript, TypeScript, React, Python Flask and WSGI</text:p>
        </text:list-item>
      </text:list>
      <text:p text:style-name="P43"><text:span text:style-name="T57">Senior</text:span><text:span text:style-name="T55"> </text:span><text:span text:style-name="T56">DevOps Engineer</text:span></text:p>
      <text:p text:style-name="P38"><text:span text:style-name="T49">E-</text:span><text:span text:style-name="T50">Skim Technologies</text:span><text:span text:style-name="T49"> </text:span><text:span text:style-name="T46"><text:s/></text:span><text:span text:style-name="T125">0</text:span><text:span text:style-name="T128">9</text:span><text:span text:style-name="T126">/201</text:span><text:span text:style-name="T128">8</text:span><text:span text:style-name="T126"> – 0</text:span><text:span text:style-name="T128">8</text:span><text:span text:style-name="T126">/</text:span><text:span text:style-name="T125">20</text:span><text:span text:style-name="T128">19</text:span><text:span text:style-name="T125"> <text:s/></text:span><text:span text:style-name="T127">~</text:span><text:span text:style-name="T128">1 </text:span><text:span text:style-name="T127">year</text:span></text:p>
      <text:list xml:id="list3300231860523799836" text:style-name="L2">
        <text:list-item>
          <text:p text:style-name="P77"><text:span text:style-name="T36">DevOps and CI/CD administration based on AWS IAM, Route53, EC2, S3, RDS, CloudWatch,</text:span><text:span text:style-name="T37"> CloudFront</text:span></text:p>
        </text:list-item>
      </text:list>
      <text:list xml:id="list230259345854017" text:continue-list="list230258595170560" text:style-name="L1">
        <text:list-item>
          <text:p text:style-name="P75"><text:span text:style-name="T23">Secure, HA Site Reliability Engineering with </text:span><text:span text:style-name="T24">Kubernetes, Docker, Vagrant, Ansible, Terraform </text:span><text:span text:style-name="T23">and</text:span><text:span text:style-name="T24"> Jenkins</text:span></text:p>
        </text:list-item>
        <text:list-item>
          <text:p text:style-name="P75"><text:span text:style-name="T19">A</text:span><text:span text:style-name="T18">pplication development in Java </text:span><text:span text:style-name="T20">9</text:span><text:span text:style-name="T18">, JUnit</text:span><text:span text:style-name="T20">5</text:span><text:span text:style-name="T18">, Cucumber, </text:span><text:span text:style-name="T21">Sonarqube,</text:span><text:span text:style-name="T81"> </text:span><text:span text:style-name="T18">Apache Tomcat, Spring and Maven.</text:span></text:p>
        </text:list-item>
        <text:list-item>
          <text:p text:style-name="P75"><text:span text:style-name="T18">Development in PHP 7, PHPUnit, Behat, Javascript, </text:span><text:span text:style-name="T22">React, </text:span><text:span text:style-name="T18">Symphony and </text:span><text:span text:style-name="T22">Vue, </text:span><text:span text:style-name="T18">Laravel, </text:span><text:span text:style-name="T25">Lambda</text:span></text:p>
        </text:list-item>
        <text:list-item>
          <text:p text:style-name="P65">Development in Python2.7/3.6, unittest, behave/pep8/coverage, Django, Flask, Postgres, Redis, Celery</text:p>
        </text:list-item>
      </text:list>
      <text:p text:style-name="P39"><text:span text:style-name="T63">Senior</text:span><text:span text:style-name="T64"> </text:span><text:span text:style-name="T65">DevOps Engineer</text:span></text:p>
      <text:p text:style-name="P39"><text:span text:style-name="T51">Capita (UoS)</text:span><text:span text:style-name="T49"> </text:span><text:span text:style-name="T46"><text:s/></text:span><text:span text:style-name="T125">0</text:span><text:span text:style-name="T129">7</text:span><text:span text:style-name="T126">/201</text:span><text:span text:style-name="T129">7</text:span><text:span text:style-name="T126"> – 0</text:span><text:span text:style-name="T129">9</text:span><text:span text:style-name="T126">/</text:span><text:span text:style-name="T125">20</text:span><text:span text:style-name="T128">1</text:span><text:span text:style-name="T129">8</text:span><text:span text:style-name="T125"> </text:span><text:span text:style-name="T127"><text:s/></text:span><text:span text:style-name="T129">contract</text:span></text:p>
      <text:list xml:id="list230259677780916" text:continue-numbering="true" text:style-name="L1">
        <text:list-item>
          <text:p text:style-name="P66">Development of an extensive Cloud based (AWS, <text:span text:style-name="T75">GPC</text:span>) and self-managed in DC estate.</text:p>
        </text:list-item>
        <text:list-item>
          <text:p text:style-name="P67"><text:span text:style-name="T79">CI/CD</text:span>, Docker, <text:span text:style-name="T79">Vagrant</text:span>, Kubernetes, <text:span text:style-name="T78">Helm, Git-Kube, Jenkins, Jira, Linux, full KVM / container platform</text:span></text:p>
        </text:list-item>
        <text:list-item>
          <text:p text:style-name="P68">AWS <text:span text:style-name="T80">A</text:span>utomatiion, Terraform, Packer, Rancher, <text:span text:style-name="T80">Cloud Formation, Lambda, API Gateway, Cloud Front</text:span></text:p>
          <text:p text:style-name="P69">Linux hosting management, RHEL, Ubuntu, Kernel Mod-Dev, <text:span text:style-name="T78">Chef, Puppet, Ruby, Python, Perl, Golang</text:span></text:p>
        </text:list-item>
      </text:list>
      <text:p text:style-name="P25"/>
      <text:list xml:id="list230259481762843" text:continue-numbering="true" text:style-name="L1">
        <text:list-item>
          <text:p text:style-name="P76"><text:span text:style-name="T10">A</text:span><text:span text:style-name="T5">pplication development in Java </text:span><text:span text:style-name="T6">9</text:span><text:span text:style-name="T5">, J</text:span><text:span text:style-name="T11">Behave</text:span><text:span text:style-name="T5">, </text:span><text:span text:style-name="T11">Mockito, Jetty</text:span><text:span text:style-name="T5">, Spring </text:span><text:span text:style-name="T11">Boot </text:span><text:span text:style-name="T5">and </text:span><text:span text:style-name="T11">Gradle</text:span></text:p>
        </text:list-item>
      </text:list>
      <text:p text:style-name="P26"/>
      <text:list xml:id="list230258091749906" text:continue-numbering="true" text:style-name="L1">
        <text:list-item>
          <text:p text:style-name="P66">Development in PHP 7, PHPUnit, <text:span text:style-name="T78">Angular</text:span>, Javascript, Jasmine, Symphony and Laravel</text:p>
        </text:list-item>
      </text:list>
      <text:p text:style-name="P25"/>
      <text:list xml:id="list230257981942239" text:continue-numbering="true" text:style-name="L1">
        <text:list-item>
          <text:p text:style-name="P66">Development in Python2.7/3.<text:span text:style-name="T76">6</text:span>, unittest, behave/pep8/coverage, Django, Flask, Cython, Redis Celery</text:p>
        </text:list-item>
      </text:list>
      <text:p text:style-name="P73"><text:span text:style-name="T124">Senior Site Reliability Engineer</text:span><text:span text:style-name="T118"> <text:s text:c="2"/></text:span><text:span text:style-name="T3">Piksel Television</text:span><text:span text:style-name="T123"> <text:s text:c="29"/></text:span><text:span text:style-name="T117"><text:s text:c="4"/></text:span><text:span text:style-name="T146">0</text:span><text:span text:style-name="T147">9</text:span><text:span text:style-name="T137">/201</text:span><text:span text:style-name="T146">6</text:span><text:span text:style-name="T137"> – </text:span><text:span text:style-name="T147">07</text:span><text:span text:style-name="T146">/</text:span><text:span text:style-name="T135">20</text:span><text:span text:style-name="T138">1</text:span><text:span text:style-name="T147">7</text:span><text:span text:style-name="T135"> </text:span><text:span text:style-name="T139"><text:s/></text:span><text:span text:style-name="T140">contract</text:span></text:p>
      <text:p text:style-name="P33"><text:span text:style-name="T122">Head of Technology <text:s text:c="8"/></text:span><text:s text:c="12"/><text:span text:style-name="T118">JSR Research</text:span><text:span text:style-name="T151"> <text:s text:c="29"/></text:span><text:span text:style-name="T113"><text:s text:c="4"/></text:span><text:span text:style-name="T146">03</text:span><text:span text:style-name="T137">/201</text:span><text:span text:style-name="T146">6</text:span><text:span text:style-name="T137"> – </text:span><text:span text:style-name="T146">12/</text:span><text:span text:style-name="T135">20</text:span><text:span text:style-name="T138">1</text:span><text:span text:style-name="T136">6</text:span><text:span text:style-name="T135"> </text:span><text:span text:style-name="T139"><text:s/></text:span><text:span text:style-name="T140">contract</text:span></text:p>
      <text:p text:style-name="P34"><text:span text:style-name="T152">Technical Architect</text:span><text:span text:style-name="T140"> <text:s text:c="34"/></text:span><text:span text:style-name="T153">Talk Straight Broadband (Talk Talk)</text:span><text:span text:style-name="T148"> <text:s text:c="2"/></text:span><text:span text:style-name="T140">10</text:span><text:span text:style-name="T137">/201</text:span><text:span text:style-name="T140">5</text:span><text:span text:style-name="T137"> – </text:span><text:span text:style-name="T140">03</text:span><text:span text:style-name="T137">/</text:span><text:span text:style-name="T135">20</text:span><text:span text:style-name="T138">1</text:span><text:span text:style-name="T136">6</text:span><text:span text:style-name="T135"> </text:span><text:span text:style-name="T139"><text:s/></text:span><text:span text:style-name="T140">contract</text:span></text:p>
      <text:p text:style-name="P30"><text:span text:style-name="T120">Head of Reverse</text:span><text:span text:style-name="T112"> </text:span><text:span text:style-name="T120">Engineering</text:span><text:span text:style-name="T149"> <text:s text:c="5"/></text:span><text:span text:style-name="T114">Games Warehouse International</text:span><text:span text:style-name="T113"> <text:s text:c="9"/></text:span><text:span text:style-name="T143">03</text:span><text:span text:style-name="T137">/201</text:span><text:span text:style-name="T134">5</text:span><text:span text:style-name="T137"> – </text:span><text:span text:style-name="T141">10</text:span><text:span text:style-name="T137">/</text:span><text:span text:style-name="T135">20</text:span><text:span text:style-name="T138">1</text:span><text:span text:style-name="T141">5</text:span><text:span text:style-name="T135"> </text:span><text:span text:style-name="T139"><text:s/></text:span><text:span text:style-name="T140">contract</text:span></text:p>
      <text:p text:style-name="P30"><text:span text:style-name="T120">Lead Developer</text:span><text:span text:style-name="T112"> </text:span><text:s text:c="25"/><text:span text:style-name="T113">T</text:span><text:span text:style-name="T114">he JDR Group</text:span><text:span text:style-name="T113"> <text:s text:c="34"/></text:span><text:span text:style-name="T134">1</text:span><text:span text:style-name="T141">2</text:span><text:span text:style-name="T137">/201</text:span><text:span text:style-name="T141">3 </text:span><text:span text:style-name="T137">– </text:span><text:span text:style-name="T134">03</text:span><text:span text:style-name="T137">/</text:span><text:span text:style-name="T135">20</text:span><text:span text:style-name="T138">1</text:span><text:span text:style-name="T142">5</text:span><text:span text:style-name="T135"> </text:span><text:span text:style-name="T139"><text:s/></text:span><text:span text:style-name="T145">~ 2 years</text:span></text:p>
      <text:p text:style-name="P31"><text:span text:style-name="T119">Lead Pentester</text:span> <text:s text:c="26"/><text:span text:style-name="T115">MatrixVision</text:span><text:span text:style-name="T113"> <text:s text:c="38"/></text:span><text:span text:style-name="T143">06</text:span><text:span text:style-name="T137">/20</text:span><text:span text:style-name="T143">09</text:span><text:span text:style-name="T137"> – </text:span><text:span text:style-name="T143">12</text:span><text:span text:style-name="T137">/</text:span><text:span text:style-name="T135">20</text:span><text:span text:style-name="T138">1</text:span><text:span text:style-name="T143">3</text:span><text:span text:style-name="T135"> </text:span><text:span text:style-name="T139"><text:s/></text:span><text:span text:style-name="T145">~ 4 years</text:span></text:p>
      <text:p text:style-name="P32"><text:span text:style-name="T121">Pentester <text:s text:c="17"/></text:span><text:s text:c="20"/><text:span text:style-name="T116">RALink</text:span><text:span text:style-name="T113"> <text:s text:c="46"/></text:span><text:span text:style-name="T144">04</text:span><text:span text:style-name="T137">/20</text:span><text:span text:style-name="T144">06</text:span><text:span text:style-name="T137"> – </text:span><text:span text:style-name="T134">0</text:span><text:span text:style-name="T144">6</text:span><text:span text:style-name="T137">/</text:span><text:span text:style-name="T135">2</text:span><text:span text:style-name="T144">0</text:span><text:span text:style-name="T135">0</text:span><text:span text:style-name="T144">9</text:span><text:span text:style-name="T135"> </text:span><text:span text:style-name="T139"><text:s/></text:span><text:span text:style-name="T145">~ 3 years</text:span></text:p>
      <text:p text:style-name="P23"/>
      <text:p text:style-name="P22"><draw:frame text:anchor-type="paragraph" draw:z-index="14" draw:name="Shape5" draw:style-name="gr7" draw:text-style-name="P110" svg:width="6.855cm" svg:height="0.53cm" svg:x="-0.106cm" svg:y="0.141cm"><draw:text-box><text:p text:style-name="P109"><text:span text:style-name="T176">Education</text:span></text:p></draw:text-box></draw:frame></text:p>
      <text:p text:style-name="P2"><text:span text:style-name="T27"><text:line-break/>The University of </text:span><text:span text:style-name="T28">York</text:span></text:p>
      <text:p text:style-name="P15"/>
      <text:p text:style-name="P7"><text:span text:style-name="T99">PGC</text:span> <text:span text:style-name="T99">CyberSecurity</text:span>, <text:span text:style-name="T99">PGDip Computer Science with CyberSecurity, </text:span>Other and longer qualifications.</text:p>
      <text:p text:style-name="P6"/>
      <text:p text:style-name="P6">The University of Liverpool</text:p>
      <text:p text:style-name="P18"/>
      <text:p text:style-name="P46">Cert<text:span text:style-name="T69">HE</text:span> Japanese, <text:s/>Other and longer qualifications</text:p>
      <text:p text:style-name="P51"><text:span text:style-name="T66">Additional modules: </text:span>Combinatorics, <text:span text:style-name="T91">M</text:span>athematical logic and language (including Godel), Statistics for SPSS</text:p>
      <text:p text:style-name="P13"/>
      <text:p text:style-name="P1"><text:span text:style-name="T27">The University of Cambridge </text:span><text:span text:style-name="T5">(Department for continuing education)</text:span></text:p>
      <text:p text:style-name="P14"/>
      <text:p text:style-name="P3">Cert<text:span text:style-name="T69">HE</text:span> Legal practice for Paralegals, Other and longer qualifications.</text:p>
      <text:p text:style-name="P16"/>
      <text:p text:style-name="P48"><text:span text:style-name="T27">The University of Oxford </text:span><text:span text:style-name="T5">(Department for continuing education)</text:span><text:span text:style-name="T27"> </text:span></text:p>
      <text:p text:style-name="P50">Other and longer qualifications. Certificates/Short course awards in: </text:p>
      <text:p text:style-name="P50">Study, language and work skills, Classical literature and the Bronte sisters, Philosophy of Mathematics</text:p>
      <text:p text:style-name="P50"/>
      <text:p text:style-name="P5">The Open University<text:span text:style-name="T70"> </text:span><text:span text:style-name="T71">(1</text:span><text:span text:style-name="T72">9</text:span><text:span text:style-name="T71"> years)</text:span></text:p>
      <text:p text:style-name="P18"/>
      <text:p text:style-name="P47">Cert<text:span text:style-name="T73">HE</text:span> Contemporary Science, Cert<text:span text:style-name="T74">HE</text:span> Computing and IT, Dip<text:span text:style-name="T74">HE</text:span> Mathematics, <text:span text:style-name="T74">Bsc Mathematics, </text:span></text:p>
      <text:p text:style-name="P49"><text:span text:style-name="T74">BSc Physical Science, BA Open. </text:span><text:span text:style-name="T66">Additional CAT bearing modules:</text:span></text:p>
      <text:p text:style-name="P17"/>
      <text:p text:style-name="P103"><text:span text:style-name="T66">Complex analysis, Mathematical Methods and Models, Fluid mechanics, Advanced calculus and its applications, Quantum </text:span><text:span text:style-name="T67">M</text:span><text:span text:style-name="T66">echanics of </text:span><text:span text:style-name="T67">M</text:span><text:span text:style-name="T66">atter, Electromagnetism, advanced Java development.<text:line-break/></text:span><text:span text:style-name="T173">.</text:span></text:p>
      <text:p text:style-name="P56"><text:span text:style-name="T27">(ISC)2 </text:span><text:span text:style-name="T5">Associate of (ISC)2, CISSP - </text:span><text:span text:style-name="T27">EC-Council –</text:span><text:span text:style-name="T5"> </text:span><text:span text:style-name="T14">CEH - </text:span><text:span text:style-name="T29">CISCO</text:span><text:span text:style-name="T14"> </text:span><text:span text:style-name="T12">(</text:span><text:span text:style-name="T14">CCIE</text:span><text:span text:style-name="T12">) - </text:span><text:span text:style-name="T14"><text:s/></text:span><text:span text:style-name="T29">JUNIPER </text:span><text:span text:style-name="T12">(JNCIE) - </text:span><text:span text:style-name="T30">The Chappel University</text:span><text:span text:style-name="T12">: WCNA - </text:span><text:span text:style-name="T27">OffensiveSecurity </text:span><text:span text:style-name="T5">(OSCP, </text:span><text:span text:style-name="T13">AWAE</text:span><text:span text:style-name="T5">) - </text:span><text:span text:style-name="T27">SANS Institute </text:span><text:span text:style-name="T5">(GPEN)</text:span></text:p>
      <text:p text:style-name="P55"><text:span text:style-name="T27">Linux Professional Institute </text:span><text:span text:style-name="T5">– LPIC-3 (LPIC-2, LPIC-1) - </text:span><text:span text:style-name="T31">Zend</text:span><text:span text:style-name="T15"> </text:span><text:span text:style-name="T17">C</text:span><text:span text:style-name="T16">ertified PHP developer</text:span></text:p>
      <text:p text:style-name="P55"><text:span text:style-name="T27">CompTIA - </text:span><text:span text:style-name="T5">A+ Network+ Server+ Security+ Linux+ CyberSecurityAnalyst+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, serif, EmojiFont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Sunburst" draw:style="radial" draw:cx="30%" draw:cy="30%" draw:start-color="#800000" draw:end-color="#ffff00" draw:start-intensity="100%" draw:end-intensity="100%" draw:border="2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opacity draw:name="Transparency_20_1" draw:display-name="Transparency 1" draw:style="linear" draw:start="90%" draw:end="100%" draw:angle="0" draw:border="0%"/>
    <draw:opacity draw:name="Transparency_20_2" draw:display-name="Transparency 2" draw:style="linear" draw:start="40%" draw:end="0%" draw:angle="450" draw:border="0%"/>
    <draw:opacity draw:name="Transparency_20_3" draw:display-name="Transparency 3" draw:style="linear" draw:start="20%" draw:end="0%" draw:angle="450" draw:border="0%"/>
    <draw:opacity draw:name="Transparency_20_4" draw:display-name="Transparency 4" draw:style="linear" draw:start="25%" draw:end="0%" draw:angle="450" draw:border="0%"/>
    <draw:opacity draw:name="Transparency_20_5" draw:display-name="Transparency 5" draw:style="linear" draw:start="10%" draw:end="0%" draw:angle="4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tru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fo:color="#00000a" style:font-name="Arial" fo:font-family="Arial" style:font-family-generic="swiss" style:font-pitch="variable" fo:font-size="9.5pt" style:font-name-asian="Arial" style:font-family-asian="Arial" style:font-family-generic-asian="swiss" style:font-pitch-asian="variable" style:font-size-asian="9.5pt" style:font-name-complex="Arial" style:font-family-complex="Arial" style:font-family-generic-complex="swiss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5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7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7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7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7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7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7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7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7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33cm" fo:margin-bottom="2.54cm" fo:margin-left="2.011cm" fo:margin-right="2.01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61cm" fo:margin-bottom="1.692cm" fo:margin-left="2.011cm" fo:margin-right="2.08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1-25T23:02:57.482426996</dc:date>
    <meta:editing-duration>P4DT8H12M51S</meta:editing-duration>
    <meta:editing-cycles>280</meta:editing-cycles>
    <meta:generator>LibreOffice/5.1.6.2$Linux_X86_64 LibreOffice_project/10m0$Build-2</meta:generator>
    <meta:document-statistic meta:table-count="0" meta:image-count="4" meta:object-count="0" meta:page-count="2" meta:paragraph-count="81" meta:word-count="893" meta:character-count="6958" meta:non-whitespace-character-count="5798"/>
  </office:meta>
</office:document-meta>
</file>